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MMono10" svg:font-family="LMMono10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MMono10" fo:font-size="7pt" style:font-size-asian="7pt" style:font-size-complex="7pt"/>
    </style:style>
    <style:style style:name="P2" style:family="paragraph" style:parent-style-name="Standard">
      <style:text-properties style:font-name="LMMono10" fo:font-size="7pt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nd_truth: The word the user is supposed to write</text:p>
      <text:p text:style-name="P1">select: The word selected by the user</text:p>
      <text:p text:style-name="P1">err (1/0): 1 if an error occured (time-out error or if select is not equal to grnd_truth</text:p>
      <text:p text:style-name="P1">iter: The total number of alphabet-sequence repetitions (scans) to select the word</text:p>
      <text:p text:style-name="P1">citer: The number of alphabet-sequence repetitions (scans) where the user clicked</text:p>
      <text:p text:style-name="P1">nundo: The number of times the user clicked 4 or more times to restart a letter selection</text:p>
      <text:p text:style-name="P1">chr_thr (seconds): The time it should take to read one alphabet sequence (scan)</text:p>
      <text:p text:style-name="P1">chr_time (seconds): The measured time it took to read one alphabet sequence (scan)</text:p>
      <text:p text:style-name="P1">delay (seconds): The delay at the end of an alphabet sequence to wait for last clicks</text:p>
      <text:p text:style-name="P1">wpm_min (words/min): The min time it could to write the word take with an efficient implementation</text:p>
      <text:p text:style-name="P1">wpm_theory(words/min): The min time it could to write the word take with an efficient implementation, including the end delay</text:p>
      <text:p text:style-name="P1">wpm (words/min): The measured time it took write the word</text:p>
      <text:p text:style-name="P1">tot_time (seconds): The total time it took to write the word (corresponding to wpm)</text:p>
      <text:p text:style-name="P1">cpc: The average number of clicks per character used to <text:s/>write the word, word lenghth=5</text:p>
      <text:p text:style-name="P1">%error: %of word length that was wrong after the word selection</text:p>
      <text:p text:style-name="P1">over (a number between 0 and 1): Sound overlap between adjacent letters (speed setting)</text:p>
      <text:p text:style-name="P1">speed (words/min): The sound overlap (speed setting) expressed as wpm</text:p>
      <text:p text:style-name="P1">nclicks: The total number of clicks to select the word.</text:p>
      <text:p text:style-name="P1">user|session |subsess |grnd_truth <text:s/>|select <text:s text:c="5"/>|err|iter|citer|nundo|chr_thr|chr_time|delay|wpm_min|wpm_thr|wpm |tot_time|cpc |%error|over|speed|nclicks|</text:p>
      <text:p text:style-name="P1">4 <text:s text:c="2"/>|1 <text:s text:c="6"/>|1 <text:s text:c="6"/>|the_ <text:s text:c="7"/>|the_ <text:s text:c="7"/>|0 <text:s/>|05 <text:s/>|04 <text:s text:c="2"/>|00 <text:s text:c="2"/>|6.14 <text:s text:c="2"/>|6.15 <text:s text:c="3"/>|0.30 |1.56 <text:s text:c="2"/>|1.49 <text:s text:c="2"/>|1.49|32.24 <text:s text:c="2"/>|2.00|0.00 <text:s/>|0.58|1.95 |08 <text:s text:c="3"/>|</text:p>
      <text:p text:style-name="P1">4 <text:s text:c="2"/>|1 <text:s text:c="6"/>|1 <text:s text:c="6"/>|quick_ <text:s text:c="5"/>|quick_ <text:s text:c="5"/>|0 <text:s/>|06 <text:s/>|06 <text:s text:c="2"/>|00 <text:s text:c="2"/>|6.14 <text:s text:c="2"/>|6.15 <text:s text:c="3"/>|0.30 |1.95 <text:s text:c="2"/>|1.86 <text:s text:c="2"/>|1.86|38.68 <text:s text:c="2"/>|1.83|0.00 <text:s/>|0.58|1.95 |11 <text:s text:c="3"/>|</text:p>
      <text:p text:style-name="P1">4 <text:s text:c="2"/>|1 <text:s text:c="6"/>|1 <text:s text:c="6"/>|brown_ <text:s text:c="5"/>|brown_ <text:s text:c="5"/>|0 <text:s/>|06 <text:s/>|06 <text:s text:c="2"/>|00 <text:s text:c="2"/>|6.14 <text:s text:c="2"/>|6.15 <text:s text:c="3"/>|0.30 |1.95 <text:s text:c="2"/>|1.86 <text:s text:c="2"/>|1.86|38.69 <text:s text:c="2"/>|1.83|0.00 <text:s/>|0.58|1.95 |11 <text:s text:c="3"/>|</text:p>
      <text:p text:style-name="P1">4 <text:s text:c="2"/>|1 <text:s text:c="6"/>|1 <text:s text:c="6"/>|fox_ <text:s text:c="7"/>|was_ <text:s text:c="7"/>|1 <text:s/>|04 <text:s/>|04 <text:s text:c="2"/>|00 <text:s text:c="2"/>|6.14 <text:s text:c="2"/>|6.15 <text:s text:c="3"/>|0.30 |1.95 <text:s text:c="2"/>|1.86 <text:s text:c="2"/>|1.86|25.79 <text:s text:c="2"/>|1.75|75.00 |0.58|1.95 |07 <text:s text:c="3"/>|</text:p>
      <text:p text:style-name="P1">4 <text:s text:c="2"/>|1 <text:s text:c="6"/>|1 <text:s text:c="6"/>|jumps_ <text:s text:c="5"/>|june_ <text:s text:c="6"/>|1 <text:s/>|11 <text:s/>|07 <text:s text:c="2"/>|03 <text:s text:c="2"/>|6.29 <text:s text:c="2"/>|6.29 <text:s text:c="3"/>|0.30 |0.87 <text:s text:c="2"/>|0.83 <text:s text:c="2"/>|0.83|72.53 <text:s text:c="2"/>|5.00|50.00 |0.57|1.91 |25 <text:s text:c="3"/>|</text:p>
      <text:p text:style-name="P1">4 <text:s text:c="2"/>|1 <text:s text:c="6"/>|1 <text:s text:c="6"/>|over_ <text:s text:c="6"/>|over_ <text:s text:c="6"/>|0 <text:s/>|05 <text:s/>|05 <text:s text:c="2"/>|00 <text:s text:c="2"/>|6.29 <text:s text:c="2"/>|6.29 <text:s text:c="3"/>|0.30 |1.91 <text:s text:c="2"/>|1.82 <text:s text:c="2"/>|1.82|32.96 <text:s text:c="2"/>|2.00|0.00 <text:s/>|0.57|1.91 |10 <text:s text:c="3"/>|</text:p>
      <text:p text:style-name="P1">4 <text:s text:c="2"/>|1 <text:s text:c="6"/>|2 <text:s text:c="6"/>|the_ <text:s text:c="7"/>|the_ <text:s text:c="7"/>|0 <text:s/>|04 <text:s/>|04 <text:s text:c="2"/>|00 <text:s text:c="2"/>|5.85 <text:s text:c="2"/>|5.86 <text:s text:c="3"/>|0.30 |2.05 <text:s text:c="2"/>|1.95 <text:s text:c="2"/>|1.95|24.62 <text:s text:c="2"/>|2.25|0.00 <text:s/>|0.60|2.05 |09 <text:s text:c="3"/>|</text:p>
      <text:p text:style-name="P1">4 <text:s text:c="2"/>|1 <text:s text:c="6"/>|2 <text:s text:c="6"/>|quick_ <text:s text:c="5"/>|quick_ <text:s text:c="5"/>|0 <text:s/>|06 <text:s/>|06 <text:s text:c="2"/>|00 <text:s text:c="2"/>|5.85 <text:s text:c="2"/>|5.86 <text:s text:c="3"/>|0.30 |2.05 <text:s text:c="2"/>|1.95 <text:s text:c="2"/>|1.95|36.94 <text:s text:c="2"/>|2.00|0.00 <text:s/>|0.60|2.05 |12 <text:s text:c="3"/>|</text:p>
      <text:p text:style-name="P1">4 <text:s text:c="2"/>|1 <text:s text:c="6"/>|2 <text:s text:c="6"/>|. <text:s text:c="10"/>|. <text:s text:c="10"/>|0 <text:s/>|01 <text:s/>|01 <text:s text:c="2"/>|00 <text:s text:c="2"/>|5.85 <text:s text:c="2"/>|5.86 <text:s text:c="3"/>|0.30 |2.05 <text:s text:c="2"/>|1.95 <text:s text:c="2"/>|1.95|6.16 <text:s text:c="3"/>|2.00|0.00 <text:s/>|0.60|2.05 |02 <text:s text:c="3"/>|</text:p>
      <text:p text:style-name="P1">4 <text:s text:c="2"/>|1 <text:s text:c="6"/>|2 <text:s text:c="6"/>|brown_ <text:s text:c="5"/>|brown_ <text:s text:c="5"/>|0 <text:s/>|06 <text:s/>|06 <text:s text:c="2"/>|00 <text:s text:c="2"/>|5.56 <text:s text:c="2"/>|5.56 <text:s text:c="3"/>|0.30 |2.16 <text:s text:c="2"/>|2.05 <text:s text:c="2"/>|2.05|35.18 <text:s text:c="2"/>|2.00|0.00 <text:s/>|0.62|2.16 |12 <text:s text:c="3"/>|</text:p>
      <text:p text:style-name="P1">4 <text:s text:c="2"/>|1 <text:s text:c="6"/>|2 <text:s text:c="6"/>|fox_ <text:s text:c="7"/>|foxe_ <text:s text:c="6"/>|1 <text:s/>|08 <text:s/>|08 <text:s text:c="2"/>|00 <text:s text:c="2"/>|5.56 <text:s text:c="2"/>|5.56 <text:s text:c="3"/>|0.30 |1.35 <text:s text:c="2"/>|1.28 <text:s text:c="2"/>|1.28|46.90 <text:s text:c="2"/>|2.40|25.00 |0.62|2.16 |12 <text:s text:c="3"/>|</text:p>
      <text:p text:style-name="P1">4 <text:s text:c="2"/>|1 <text:s text:c="6"/>|2 <text:s text:c="6"/>|. <text:s text:c="10"/>|. <text:s text:c="10"/>|0 <text:s/>|01 <text:s/>|01 <text:s text:c="2"/>|00 <text:s text:c="2"/>|5.56 <text:s text:c="2"/>|5.56 <text:s text:c="3"/>|0.30 |2.16 <text:s text:c="2"/>|2.05 <text:s text:c="2"/>|2.05|5.86 <text:s text:c="3"/>|2.00|0.00 <text:s/>|0.62|2.16 |02 <text:s text:c="3"/>|</text:p>
      <text:p text:style-name="P1">4 <text:s text:c="2"/>|1 <text:s text:c="6"/>|2 <text:s text:c="6"/>|jumps_ <text:s text:c="5"/>|jumps_ <text:s text:c="5"/>|0 <text:s/>|05 <text:s/>|05 <text:s text:c="2"/>|00 <text:s text:c="2"/>|5.56 <text:s text:c="2"/>|5.56 <text:s text:c="3"/>|0.30 |2.59 <text:s text:c="2"/>|2.46 <text:s text:c="2"/>|2.46|29.31 <text:s text:c="2"/>|1.67|0.00 <text:s/>|0.62|2.16 |10 <text:s text:c="3"/>|</text:p>
      <text:p text:style-name="P1">4 <text:s text:c="2"/>|1 <text:s text:c="6"/>|2 <text:s text:c="6"/>|over_ <text:s text:c="6"/>|over_ <text:s text:c="6"/>|0 <text:s/>|05 <text:s/>|05 <text:s text:c="2"/>|00 <text:s text:c="2"/>|5.56 <text:s text:c="2"/>|5.56 <text:s text:c="3"/>|0.30 |2.16 <text:s text:c="2"/>|2.05 <text:s text:c="2"/>|2.05|29.31 <text:s text:c="2"/>|2.00|0.00 <text:s/>|0.62|2.16 |10 <text:s text:c="3"/>|</text:p>
      <text:p text:style-name="P1">4 <text:s text:c="2"/>|1 <text:s text:c="6"/>|2 <text:s text:c="6"/>|. <text:s text:c="10"/>|. <text:s text:c="10"/>|0 <text:s/>|01 <text:s/>|01 <text:s text:c="2"/>|00 <text:s text:c="2"/>|5.56 <text:s text:c="2"/>|5.56 <text:s text:c="3"/>|0.30 |2.16 <text:s text:c="2"/>|2.05 <text:s text:c="2"/>|2.05|5.86 <text:s text:c="3"/>|2.00|0.00 <text:s/>|0.62|2.16 |02 <text:s text:c="3"/>|</text:p>
      <text:p text:style-name="P1">4 <text:s text:c="2"/>|1 <text:s text:c="6"/>|2 <text:s text:c="6"/>|the_ <text:s text:c="7"/>|the_ <text:s text:c="7"/>|0 <text:s/>|04 <text:s/>|04 <text:s text:c="2"/>|00 <text:s text:c="2"/>|5.56 <text:s text:c="2"/>|5.56 <text:s text:c="3"/>|0.30 |2.16 <text:s text:c="2"/>|2.05 <text:s text:c="2"/>|2.05|23.45 <text:s text:c="2"/>|2.00|0.00 <text:s/>|0.62|2.16 |08 <text:s text:c="3"/>|</text:p>
      <text:p text:style-name="P1">4 <text:s text:c="2"/>|1 <text:s text:c="6"/>|2 <text:s text:c="6"/>|lazy_ <text:s text:c="6"/>|lazy_ <text:s text:c="6"/>|0 <text:s/>|05 <text:s/>|04 <text:s text:c="2"/>|00 <text:s text:c="2"/>|5.56 <text:s text:c="2"/>|5.56 <text:s text:c="3"/>|0.30 |2.16 <text:s text:c="2"/>|2.05 <text:s text:c="2"/>|2.05|29.31 <text:s text:c="2"/>|1.40|0.00 <text:s/>|0.62|2.16 |07 <text:s text:c="3"/>|</text:p>
      <text:p text:style-name="P1">4 <text:s text:c="2"/>|1 <text:s text:c="6"/>|2 <text:s text:c="6"/>|. <text:s text:c="10"/>|. <text:s text:c="10"/>|0 <text:s/>|01 <text:s/>|01 <text:s text:c="2"/>|00 <text:s text:c="2"/>|5.56 <text:s text:c="2"/>|5.56 <text:s text:c="3"/>|0.30 |2.16 <text:s text:c="2"/>|2.05 <text:s text:c="2"/>|2.05|5.86 <text:s text:c="3"/>|2.00|0.00 <text:s/>|0.62|2.16 |02 <text:s text:c="3"/>|</text:p>
      <text:p text:style-name="P1">4 <text:s text:c="2"/>|1 <text:s text:c="6"/>|2 <text:s text:c="6"/>|dog_ <text:s text:c="7"/>|dog_ <text:s text:c="7"/>|0 <text:s/>|04 <text:s/>|04 <text:s text:c="2"/>|00 <text:s text:c="2"/>|5.56 <text:s text:c="2"/>|5.56 <text:s text:c="3"/>|0.30 |2.16 <text:s text:c="2"/>|2.05 <text:s text:c="2"/>|2.05|23.45 <text:s text:c="2"/>|1.75|0.00 <text:s/>|0.62|2.16 |07 <text:s text:c="3"/>|</text:p>
      <text:p text:style-name="P1">4 <text:s text:c="2"/>|1 <text:s text:c="6"/>|2 <text:s text:c="6"/>|. <text:s text:c="10"/>|. <text:s text:c="10"/>|0 <text:s/>|02 <text:s/>|02 <text:s text:c="2"/>|00 <text:s text:c="2"/>|5.56 <text:s text:c="2"/>|5.57 <text:s text:c="3"/>|0.30 |1.08 <text:s text:c="2"/>|1.02 <text:s text:c="2"/>|1.02|11.74 <text:s text:c="2"/>|4.00|0.00 <text:s/>|0.62|2.16 |04 <text:s text:c="3"/>|</text:p>
      <text:p text:style-name="P1">4 <text:s text:c="2"/>|1 <text:s text:c="6"/>|2 <text:s text:c="6"/>|can_ <text:s text:c="7"/>|can_ <text:s text:c="7"/>|0 <text:s/>|04 <text:s/>|04 <text:s text:c="2"/>|00 <text:s text:c="2"/>|5.56 <text:s text:c="2"/>|5.56 <text:s text:c="3"/>|0.30 |2.16 <text:s text:c="2"/>|2.05 <text:s text:c="2"/>|2.05|23.45 <text:s text:c="2"/>|1.75|0.00 <text:s/>|0.62|2.16 |07 <text:s text:c="3"/>|</text:p>
      <text:p text:style-name="P1">4 <text:s text:c="2"/>|1 <text:s text:c="6"/>|2 <text:s text:c="6"/>|you_ <text:s text:c="7"/>|you_ <text:s text:c="7"/>|0 <text:s/>|04 <text:s/>|04 <text:s text:c="2"/>|00 <text:s text:c="2"/>|5.56 <text:s text:c="2"/>|5.56 <text:s text:c="3"/>|0.30 |2.16 <text:s text:c="2"/>|2.05 <text:s text:c="2"/>|2.05|23.44 <text:s text:c="2"/>|2.00|0.00 <text:s/>|0.62|2.16 |08 <text:s text:c="3"/>|</text:p>
      <text:p text:style-name="P1">4 <text:s text:c="2"/>|1 <text:s text:c="6"/>|2 <text:s text:c="6"/>|make_ <text:s text:c="6"/>|make_ <text:s text:c="6"/>|0 <text:s/>|05 <text:s/>|05 <text:s text:c="2"/>|00 <text:s text:c="2"/>|5.56 <text:s text:c="2"/>|5.56 <text:s text:c="3"/>|0.30 |2.16 <text:s text:c="2"/>|2.05 <text:s text:c="2"/>|2.05|29.31 <text:s text:c="2"/>|2.00|0.00 <text:s/>|0.62|2.16 |10 <text:s text:c="3"/>|</text:p>
      <text:p text:style-name="P1">4 <text:s text:c="2"/>|1 <text:s text:c="6"/>|2 <text:s text:c="6"/>|sure_ <text:s text:c="6"/>|sure_ <text:s text:c="6"/>|0 <text:s/>|05 <text:s/>|05 <text:s text:c="2"/>|00 <text:s text:c="2"/>|5.56 <text:s text:c="2"/>|5.56 <text:s text:c="3"/>|0.30 |2.16 <text:s text:c="2"/>|2.05 <text:s text:c="2"/>|2.05|29.32 <text:s text:c="2"/>|2.00|0.00 <text:s/>|0.62|2.16 |10 <text:s text:c="3"/>|</text:p>
      <text:p text:style-name="P1">4 <text:s text:c="2"/>|1 <text:s text:c="6"/>|2 <text:s text:c="6"/>|you_ <text:s text:c="7"/>|you_ <text:s text:c="7"/>|0 <text:s/>|04 <text:s/>|04 <text:s text:c="2"/>|00 <text:s text:c="2"/>|5.56 <text:s text:c="2"/>|5.56 <text:s text:c="3"/>|0.30 |2.16 <text:s text:c="2"/>|2.05 <text:s text:c="2"/>|2.05|23.45 <text:s text:c="2"/>|1.75|0.00 <text:s/>|0.62|2.16 |07 <text:s text:c="3"/>|</text:p>
      <text:p text:style-name="P1">4 <text:s text:c="2"/>|1 <text:s text:c="6"/>|2 <text:s text:c="6"/>|clean_ <text:s text:c="5"/>| <text:s text:c="11"/>|1 <text:s/>|12 <text:s/>|12 <text:s text:c="2"/>|00 <text:s text:c="2"/>|5.56 <text:s text:c="2"/>|5.56 <text:s text:c="3"/>|0.30 |0.00 <text:s text:c="2"/>|0.00 <text:s text:c="2"/>|0.00|70.36 <text:s text:c="2"/>|4.00|100.00|0.62|2.16 |24 <text:s text:c="3"/>|</text:p>
      <text:p text:style-name="P1">4 <text:s text:c="2"/>|1 <text:s text:c="6"/>|3 <text:s text:c="6"/>|how_ <text:s text:c="7"/>|how_ <text:s text:c="7"/>|0 <text:s/>|07 <text:s/>|06 <text:s text:c="2"/>|00 <text:s text:c="2"/>|5.56 <text:s text:c="2"/>|5.56 <text:s text:c="3"/>|0.30 |1.23 <text:s text:c="2"/>|1.17 <text:s text:c="2"/>|1.17|41.04 <text:s text:c="2"/>|2.75|0.00 <text:s/>|0.62|2.16 |11 <text:s text:c="3"/>|</text:p>
      <text:p text:style-name="P1">4 <text:s text:c="2"/>|1 <text:s text:c="6"/>|3 <text:s text:c="6"/>|is_ <text:s text:c="8"/>|is_ <text:s text:c="8"/>|0 <text:s/>|03 <text:s/>|03 <text:s text:c="2"/>|00 <text:s text:c="2"/>|5.56 <text:s text:c="2"/>|5.56 <text:s text:c="3"/>|0.30 |2.16 <text:s text:c="2"/>|2.05 <text:s text:c="2"/>|2.05|17.59 <text:s text:c="2"/>|2.00|0.00 <text:s/>|0.62|2.16 |06 <text:s text:c="3"/>|</text:p>
      <text:p text:style-name="P1">4 <text:s text:c="2"/>|1 <text:s text:c="6"/>|3 <text:s text:c="6"/>|your_ <text:s text:c="6"/>|your_ <text:s text:c="6"/>|0 <text:s/>|05 <text:s/>|05 <text:s text:c="2"/>|00 <text:s text:c="2"/>|5.56 <text:s text:c="2"/>|5.56 <text:s text:c="3"/>|0.30 |2.16 <text:s text:c="2"/>|2.05 <text:s text:c="2"/>|2.05|29.32 <text:s text:c="2"/>|2.00|0.00 <text:s/>|0.62|2.16 |10 <text:s text:c="3"/>|</text:p>
      <text:p text:style-name="P1">4 <text:s text:c="2"/>|1 <text:s text:c="6"/>|3 <text:s text:c="6"/>|leg_ <text:s text:c="7"/>|leg_ <text:s text:c="7"/>|0 <text:s/>|05 <text:s/>|05 <text:s text:c="2"/>|00 <text:s text:c="2"/>|5.56 <text:s text:c="2"/>|5.56 <text:s text:c="3"/>|0.30 |1.73 <text:s text:c="2"/>|1.64 <text:s text:c="2"/>|1.64|29.31 <text:s text:c="2"/>|2.25|0.00 <text:s/>|0.62|2.16 |09 <text:s text:c="3"/>|</text:p>
      <text:p text:style-name="P1">4 <text:s text:c="2"/>|1 <text:s text:c="6"/>|3 <text:s text:c="6"/>|now_ <text:s text:c="7"/>| <text:s text:c="11"/>|1 <text:s/>|08 <text:s/>|08 <text:s text:c="2"/>|00 <text:s text:c="2"/>|5.56 <text:s text:c="2"/>|5.56 <text:s text:c="3"/>|0.30 |0.00 <text:s text:c="2"/>|0.00 <text:s text:c="2"/>|0.00|46.92 <text:s text:c="2"/>|3.50|100.00|0.62|2.16 |14 <text:s text:c="3"/>|</text:p>
      <text:p text:style-name="P1">4 <text:s text:c="2"/>|1 <text:s text:c="6"/>|3 <text:s text:c="6"/>|. <text:s text:c="10"/>|. <text:s text:c="10"/>|0 <text:s/>|01 <text:s/>|01 <text:s text:c="2"/>|00 <text:s text:c="2"/>|5.56 <text:s text:c="2"/>|5.56 <text:s text:c="3"/>|0.30 |2.16 <text:s text:c="2"/>|2.05 <text:s text:c="2"/>|2.05|5.86 <text:s text:c="3"/>|2.00|0.00 <text:s/>|0.62|2.16 |02 <text:s text:c="3"/>|</text:p>
      <text:p text:style-name="P1">4 <text:s text:c="2"/>|1 <text:s text:c="6"/>|3 <text:s text:c="6"/>|he_ <text:s text:c="8"/>|she_ <text:s text:c="7"/>|1 <text:s/>|03 <text:s/>|03 <text:s text:c="2"/>|00 <text:s text:c="2"/>|5.27 <text:s text:c="2"/>|5.27 <text:s text:c="3"/>|0.30 |3.04 <text:s text:c="2"/>|2.87 <text:s text:c="2"/>|2.87|16.71 <text:s text:c="2"/>|1.50|66.67 |0.64|2.28 |06 <text:s text:c="3"/>|</text:p>
      <text:p text:style-name="P1">4 <text:s text:c="2"/>|1 <text:s text:c="6"/>|3 <text:s text:c="6"/>|goes_ <text:s text:c="6"/>| <text:s text:c="11"/>|1 <text:s/>|11 <text:s/>|10 <text:s text:c="2"/>|00 <text:s text:c="2"/>|5.27 <text:s text:c="2"/>|5.27 <text:s text:c="3"/>|0.30 |0.00 <text:s text:c="2"/>|0.00 <text:s text:c="2"/>|0.00|61.27 <text:s text:c="2"/>|3.60|100.00|0.64|2.28 |18 <text:s text:c="3"/>|</text:p>
      <text:p text:style-name="P1">4 <text:s text:c="2"/>|1 <text:s text:c="6"/>|3 <text:s text:c="6"/>|to_ <text:s text:c="8"/>|to_ <text:s text:c="8"/>|0 <text:s/>|03 <text:s/>|03 <text:s text:c="2"/>|00 <text:s text:c="2"/>|5.27 <text:s text:c="2"/>|5.27 <text:s text:c="3"/>|0.30 |2.28 <text:s text:c="2"/>|2.16 <text:s text:c="2"/>|2.15|16.72 <text:s text:c="2"/>|2.00|0.00 <text:s/>|0.64|2.28 |06 <text:s text:c="3"/>|</text:p>
      <text:p text:style-name="P1">4 <text:s text:c="2"/>|1 <text:s text:c="6"/>|3 <text:s text:c="6"/>|sleep_ <text:s text:c="5"/>|shep_ <text:s text:c="6"/>|1 <text:s/>|05 <text:s/>|05 <text:s text:c="2"/>|00 <text:s text:c="2"/>|5.27 <text:s text:c="2"/>|5.27 <text:s text:c="3"/>|0.30 |2.28 <text:s text:c="2"/>|2.16 <text:s text:c="2"/>|2.15|27.85 <text:s text:c="2"/>|2.00|33.33 |0.64|2.28 |10 <text:s text:c="3"/>|</text:p>
      <text:p text:style-name="P1">4 <text:s text:c="2"/>|1 <text:s text:c="6"/>|3 <text:s text:c="6"/>|ahead_ <text:s text:c="5"/>|ahead_ <text:s text:c="5"/>|0 <text:s/>|03 <text:s/>|03 <text:s text:c="2"/>|00 <text:s text:c="2"/>|5.27 <text:s text:c="2"/>|5.27 <text:s text:c="3"/>|0.30 |4.56 <text:s text:c="2"/>|4.31 <text:s text:c="2"/>|4.31|16.71 <text:s text:c="2"/>|1.00|0.00 <text:s/>|0.64|2.28 |06 <text:s text:c="3"/>|</text:p>
      <text:p text:style-name="P1">4 <text:s text:c="2"/>|1 <text:s text:c="6"/>|3 <text:s text:c="6"/>|of_ <text:s text:c="8"/>|oh_ <text:s text:c="8"/>|1 <text:s/>|06 <text:s/>|04 <text:s text:c="2"/>|02 <text:s text:c="2"/>|5.27 <text:s text:c="2"/>|5.27 <text:s text:c="3"/>|0.30 |1.14 <text:s text:c="2"/>|1.08 <text:s text:c="2"/>|1.08|33.42 <text:s text:c="2"/>|6.00|33.33 |0.64|2.28 |18 <text:s text:c="3"/>|</text:p>
      <text:p text:style-name="P1">4 <text:s text:c="2"/>|1 <text:s text:c="6"/>|3 <text:s text:c="6"/>|me_ <text:s text:c="8"/>|me_ <text:s text:c="8"/>|0 <text:s/>|05 <text:s/>|04 <text:s text:c="2"/>|00 <text:s text:c="2"/>|5.27 <text:s text:c="2"/>|5.27 <text:s text:c="3"/>|0.30 |1.37 <text:s text:c="2"/>|1.29 <text:s text:c="2"/>|1.29|27.85 <text:s text:c="2"/>|2.00|0.00 <text:s/>|0.64|2.28 |06 <text:s text:c="3"/>|</text:p>
      <text:p text:style-name="P1">4 <text:s text:c="2"/>|1 <text:s text:c="6"/>|3 <text:s text:c="6"/>|. <text:s text:c="10"/>|. <text:s text:c="10"/>|0 <text:s/>|01 <text:s/>|01 <text:s text:c="2"/>|00 <text:s text:c="2"/>|5.27 <text:s text:c="2"/>|5.29 <text:s text:c="3"/>|0.30 |2.28 <text:s text:c="2"/>|2.16 <text:s text:c="2"/>|2.15|5.59 <text:s text:c="3"/>|2.00|0.00 <text:s/>|0.64|2.28 |02 <text:s text:c="3"/>|</text:p>
      <text:p text:style-name="P1">4 <text:s text:c="2"/>|1 <text:s text:c="6"/>|3 <text:s text:c="6"/>|nice_ <text:s text:c="6"/>|nice_ <text:s text:c="6"/>|0 <text:s/>|05 <text:s/>|05 <text:s text:c="2"/>|00 <text:s text:c="2"/>|5.27 <text:s text:c="2"/>|5.27 <text:s text:c="3"/>|0.30 |2.28 <text:s text:c="2"/>|2.16 <text:s text:c="2"/>|2.15|27.86 <text:s text:c="2"/>|1.80|0.00 <text:s/>|0.64|2.28 |09 <text:s text:c="3"/>|</text:p>
      <text:p text:style-name="P1">4 <text:s text:c="2"/>|1 <text:s text:c="6"/>|3 <text:s text:c="6"/>|to_ <text:s text:c="8"/>|to_ <text:s text:c="8"/>|0 <text:s/>|03 <text:s/>|03 <text:s text:c="2"/>|00 <text:s text:c="2"/>|5.27 <text:s text:c="2"/>|5.27 <text:s text:c="3"/>|0.30 |2.28 <text:s text:c="2"/>|2.16 <text:s text:c="2"/>|2.15|16.71 <text:s text:c="2"/>|2.00|0.00 <text:s/>|0.64|2.28 |06 <text:s text:c="3"/>|</text:p>
      <text:p text:style-name="P1">4 <text:s text:c="2"/>|1 <text:s text:c="6"/>|3 <text:s text:c="6"/>|meet_ <text:s text:c="6"/>|meet_ <text:s text:c="6"/>|0 <text:s/>|05 <text:s/>|05 <text:s text:c="2"/>|00 <text:s text:c="2"/>|5.27 <text:s text:c="2"/>|5.27 <text:s text:c="3"/>|0.30 |2.28 <text:s text:c="2"/>|2.16 <text:s text:c="2"/>|2.15|27.85 <text:s text:c="2"/>|1.80|0.00 <text:s/>|0.64|2.28 |09 <text:s text:c="3"/>|</text:p>
      <text:p text:style-name="P1">4 <text:s text:c="2"/>|1 <text:s text:c="6"/>|3 <text:s text:c="6"/>|you_ <text:s text:c="7"/>|you_ <text:s text:c="7"/>|0 <text:s/>|04 <text:s/>|04 <text:s text:c="2"/>|00 <text:s text:c="2"/>|5.27 <text:s text:c="2"/>|5.27 <text:s text:c="3"/>|0.30 |2.28 <text:s text:c="2"/>|2.16 <text:s text:c="2"/>|2.16|22.27 <text:s text:c="2"/>|2.00|0.00 <text:s/>|0.64|2.28 |08 <text:s text:c="3"/>|</text:p>
      <text:p text:style-name="P1">4 <text:s text:c="2"/>|1 <text:s text:c="6"/>|3 <text:s text:c="6"/>|. <text:s text:c="10"/>|. <text:s text:c="10"/>|0 <text:s/>|01 <text:s/>|01 <text:s text:c="2"/>|00 <text:s text:c="2"/>|5.27 <text:s text:c="2"/>|5.27 <text:s text:c="3"/>|0.30 |2.28 <text:s text:c="2"/>|2.16 <text:s text:c="2"/>|2.15|5.57 <text:s text:c="3"/>|2.00|0.00 <text:s/>|0.64|2.28 |02 <text:s text:c="3"/>|</text:p>
      <text:p text:style-name="P1">4 <text:s text:c="2"/>|1 <text:s text:c="6"/>|3 <text:s text:c="6"/>|that_ <text:s text:c="6"/>|that_ <text:s text:c="6"/>|0 <text:s/>|04 <text:s/>|04 <text:s text:c="2"/>|00 <text:s text:c="2"/>|5.27 <text:s text:c="2"/>|5.27 <text:s text:c="3"/>|0.30 |2.85 <text:s text:c="2"/>|2.70 <text:s text:c="2"/>|2.69|22.29 <text:s text:c="2"/>|1.60|0.00 <text:s/>|0.64|2.28 |08 <text:s text:c="3"/>|</text:p>
      <text:p text:style-name="P1">4 <text:s text:c="2"/>|1 <text:s text:c="6"/>|3 <text:s text:c="6"/>|sounds_ <text:s text:c="4"/>|sounds_ <text:s text:c="4"/>|0 <text:s/>|06 <text:s/>|06 <text:s text:c="2"/>|00 <text:s text:c="2"/>|5.27 <text:s text:c="2"/>|5.27 <text:s text:c="3"/>|0.30 |2.66 <text:s text:c="2"/>|2.52 <text:s text:c="2"/>|2.51|33.42 <text:s text:c="2"/>|1.71|0.00 <text:s/>|0.64|2.28 |12 <text:s text:c="3"/>|</text:p>
      <text:p text:style-name="P1">4 <text:s text:c="2"/>|1 <text:s text:c="6"/>|3 <text:s text:c="6"/>|good_ <text:s text:c="6"/>| <text:s text:c="11"/>|1 <text:s/>|11 <text:s/>|10 <text:s text:c="2"/>|00 <text:s text:c="2"/>|5.27 <text:s text:c="2"/>|5.27 <text:s text:c="3"/>|0.30 |0.00 <text:s text:c="2"/>|0.00 <text:s text:c="2"/>|0.00|61.29 <text:s text:c="2"/>|3.80|100.00|0.64|2.28 |19 <text:s text:c="3"/>|</text:p>
      <text:p text:style-name="P1">4 <text:s text:c="2"/>|1 <text:s text:c="6"/>|3 <text:s text:c="6"/>|. <text:s text:c="10"/>|. <text:s text:c="10"/>|0 <text:s/>|01 <text:s/>|01 <text:s text:c="2"/>|00 <text:s text:c="2"/>|5.27 <text:s text:c="2"/>|5.27 <text:s text:c="3"/>|0.30 |2.28 <text:s text:c="2"/>|2.16 <text:s text:c="2"/>|2.15|5.57 <text:s text:c="3"/>|2.00|0.00 <text:s/>|0.64|2.28 |02 <text:s text:c="3"/>|</text:p>
      <text:p text:style-name="P1">4 <text:s text:c="2"/>|2 <text:s text:c="6"/>|2 <text:s text:c="6"/>|show_ <text:s text:c="6"/>|show_ <text:s text:c="6"/>|0 <text:s/>|06 <text:s/>|05 <text:s text:c="2"/>|00 <text:s text:c="2"/>|4.97 <text:s text:c="2"/>|4.98 <text:s text:c="3"/>|0.30 |2.01 <text:s text:c="2"/>|1.90 <text:s text:c="2"/>|1.89|31.67 <text:s text:c="2"/>|2.00|0.00 <text:s/>|0.66|2.41 |10 <text:s text:c="3"/>|</text:p>
      <text:p text:style-name="P1">4 <text:s text:c="2"/>|2 <text:s text:c="6"/>|2 <text:s text:c="6"/>|someone_ <text:s text:c="3"/>|someone_ <text:s text:c="3"/>|0 <text:s/>|05 <text:s/>|05 <text:s text:c="2"/>|00 <text:s text:c="2"/>|4.97 <text:s text:c="2"/>|4.98 <text:s text:c="3"/>|0.30 |3.86 <text:s text:c="2"/>|3.64 <text:s text:c="2"/>|3.64|26.38 <text:s text:c="2"/>|1.12|0.00 <text:s/>|0.66|2.41 |09 <text:s text:c="3"/>|</text:p>
      <text:p text:style-name="P1">4 <text:s text:c="2"/>|2 <text:s text:c="6"/>|2 <text:s text:c="6"/>|you_ <text:s text:c="7"/>|you_ <text:s text:c="7"/>|0 <text:s/>|04 <text:s/>|04 <text:s text:c="2"/>|00 <text:s text:c="2"/>|4.97 <text:s text:c="2"/>|4.98 <text:s text:c="3"/>|0.30 |2.41 <text:s text:c="2"/>|2.28 <text:s text:c="2"/>|2.27|21.12 <text:s text:c="2"/>|2.00|0.00 <text:s/>|0.66|2.41 |08 <text:s text:c="3"/>|</text:p>
      <text:p text:style-name="P1">4 <text:s text:c="2"/>|2 <text:s text:c="6"/>|2 <text:s text:c="6"/>|love_ <text:s text:c="6"/>|love_ <text:s text:c="6"/>|0 <text:s/>|07 <text:s/>|05 <text:s text:c="2"/>|00 <text:s text:c="2"/>|4.97 <text:s text:c="2"/>|4.98 <text:s text:c="3"/>|0.30 |1.72 <text:s text:c="2"/>|1.63 <text:s text:c="2"/>|1.62|36.95 <text:s text:c="2"/>|2.00|0.00 <text:s/>|0.66|2.41 |10 <text:s text:c="3"/>|</text:p>
      <text:p text:style-name="P1">4 <text:s text:c="2"/>|2 <text:s text:c="6"/>|2 <text:s text:c="6"/>|and_ <text:s text:c="7"/>|and_ <text:s text:c="7"/>|0 <text:s/>|03 <text:s/>|03 <text:s text:c="2"/>|00 <text:s text:c="2"/>|4.97 <text:s text:c="2"/>|4.98 <text:s text:c="3"/>|0.30 |3.22 <text:s text:c="2"/>|3.03 <text:s text:c="2"/>|3.03|15.83 <text:s text:c="2"/>|1.50|0.00 <text:s/>|0.66|2.41 |06 <text:s text:c="3"/>|</text:p>
      <text:p text:style-name="P1">4 <text:s text:c="2"/>|2 <text:s text:c="6"/>|2 <text:s text:c="6"/>|care_ <text:s text:c="6"/>|care_ <text:s text:c="6"/>|0 <text:s/>|05 <text:s/>|05 <text:s text:c="2"/>|00 <text:s text:c="2"/>|4.97 <text:s text:c="2"/>|4.98 <text:s text:c="3"/>|0.30 |2.41 <text:s text:c="2"/>|2.28 <text:s text:c="2"/>|2.27|26.38 <text:s text:c="2"/>|2.00|0.00 <text:s/>|0.66|2.41 |10 <text:s text:c="3"/>|</text:p>
      <text:p text:style-name="P1">4 <text:s text:c="2"/>|2 <text:s text:c="6"/>|2 <text:s text:c="6"/>|. <text:s text:c="10"/>|. <text:s text:c="10"/>|0 <text:s/>|02 <text:s/>|02 <text:s text:c="2"/>|00 <text:s text:c="2"/>|4.97 <text:s text:c="2"/>|4.98 <text:s text:c="3"/>|0.30 |1.21 <text:s text:c="2"/>|1.14 <text:s text:c="2"/>|1.14|10.56 <text:s text:c="2"/>|4.00|0.00 <text:s/>|0.66|2.41 |04 <text:s text:c="3"/>|</text:p>
      <text:p text:style-name="P1">4 <text:s text:c="2"/>|2 <text:s text:c="6"/>|2 <text:s text:c="6"/>|i_ <text:s text:c="9"/>|i_ <text:s text:c="9"/>|0 <text:s/>|02 <text:s/>|02 <text:s text:c="2"/>|00 <text:s text:c="2"/>|4.83 <text:s text:c="2"/>|4.83 <text:s text:c="3"/>|0.30 |2.49 <text:s text:c="2"/>|2.34 <text:s text:c="2"/>|2.34|10.27 <text:s text:c="2"/>|2.00|0.00 <text:s/>|0.67|2.49 |04 <text:s text:c="3"/>|</text:p>
      <text:p text:style-name="P1">4 <text:s text:c="2"/>|2 <text:s text:c="6"/>|2 <text:s text:c="6"/>|want_ <text:s text:c="6"/>|want_ <text:s text:c="6"/>|0 <text:s/>|05 <text:s/>|05 <text:s text:c="2"/>|00 <text:s text:c="2"/>|4.83 <text:s text:c="2"/>|4.83 <text:s text:c="3"/>|0.30 |2.49 <text:s text:c="2"/>|2.34 <text:s text:c="2"/>|2.34|25.65 <text:s text:c="2"/>|2.00|0.00 <text:s/>|0.67|2.49 |10 <text:s text:c="3"/>|</text:p>
      <text:p text:style-name="P1">4 <text:s text:c="2"/>|2 <text:s text:c="6"/>|2 <text:s text:c="6"/>|some_ <text:s text:c="6"/>|some_ <text:s text:c="6"/>|0 <text:s/>|05 <text:s/>|05 <text:s text:c="2"/>|00 <text:s text:c="2"/>|4.83 <text:s text:c="2"/>|4.83 <text:s text:c="3"/>|0.30 |2.49 <text:s text:c="2"/>|2.34 <text:s text:c="2"/>|2.34|25.66 <text:s text:c="2"/>|2.00|0.00 <text:s/>|0.67|2.49 |10 <text:s text:c="3"/>|</text:p>
      <text:p text:style-name="P1">4 <text:s text:c="2"/>|2 <text:s text:c="6"/>|2 <text:s text:c="6"/>|candy_ <text:s text:c="5"/>|candy_ <text:s text:c="5"/>|0 <text:s/>|11 <text:s/>|10 <text:s text:c="2"/>|00 <text:s text:c="2"/>|4.83 <text:s text:c="2"/>|4.83 <text:s text:c="3"/>|0.30 |1.36 <text:s text:c="2"/>|1.28 <text:s text:c="2"/>|1.28|56.44 <text:s text:c="2"/>|3.17|0.00 <text:s/>|0.67|2.49 |19 <text:s text:c="3"/>|</text:p>
      <text:p text:style-name="P1">4 <text:s text:c="2"/>|2 <text:s text:c="6"/>|2 <text:s text:c="6"/>|. <text:s text:c="10"/>|. <text:s text:c="10"/>|0 <text:s/>|02 <text:s/>|02 <text:s text:c="2"/>|00 <text:s text:c="2"/>|4.83 <text:s text:c="2"/>|4.83 <text:s text:c="3"/>|0.30 |1.24 <text:s text:c="2"/>|1.17 <text:s text:c="2"/>|1.17|10.26 <text:s text:c="2"/>|4.00|0.00 <text:s/>|0.67|2.49 |04 <text:s text:c="3"/>|</text:p>
      <text:p text:style-name="P1">4 <text:s text:c="2"/>|2 <text:s text:c="6"/>|2 <text:s text:c="6"/>|i_ <text:s text:c="9"/>|i_ <text:s text:c="9"/>|0 <text:s/>|02 <text:s/>|02 <text:s text:c="2"/>|00 <text:s text:c="2"/>|4.83 <text:s text:c="2"/>|4.83 <text:s text:c="3"/>|0.30 |2.49 <text:s text:c="2"/>|2.34 <text:s text:c="2"/>|2.34|10.27 <text:s text:c="2"/>|2.00|0.00 <text:s/>|0.67|2.49 |04 <text:s text:c="3"/>|</text:p>
      <text:p text:style-name="P1">4 <text:s text:c="2"/>|2 <text:s text:c="6"/>|2 <text:s text:c="6"/>|need_ <text:s text:c="6"/>|need_ <text:s text:c="6"/>|0 <text:s/>|05 <text:s/>|05 <text:s text:c="2"/>|00 <text:s text:c="2"/>|4.83 <text:s text:c="2"/>|4.83 <text:s text:c="3"/>|0.30 |2.49 <text:s text:c="2"/>|2.34 <text:s text:c="2"/>|2.34|25.66 <text:s text:c="2"/>|2.00|0.00 <text:s/>|0.67|2.49 |10 <text:s text:c="3"/>|</text:p>
      <text:p text:style-name="P1">4 <text:s text:c="2"/>|2 <text:s text:c="6"/>|2 <text:s text:c="6"/>|some_ <text:s text:c="6"/>|some_ <text:s text:c="6"/>|0 <text:s/>|05 <text:s/>|05 <text:s text:c="2"/>|00 <text:s text:c="2"/>|4.83 <text:s text:c="2"/>|4.83 <text:s text:c="3"/>|0.30 |2.49 <text:s text:c="2"/>|2.34 <text:s text:c="2"/>|2.34|25.66 <text:s text:c="2"/>|2.00|0.00 <text:s/>|0.67|2.49 |10 <text:s text:c="3"/>|</text:p>
      <text:p text:style-name="P1">4 <text:s text:c="2"/>|2 <text:s text:c="6"/>|2 <text:s text:c="6"/>|help_ <text:s text:c="6"/>|help_ <text:s text:c="6"/>|0 <text:s/>|06 <text:s/>|05 <text:s text:c="2"/>|00 <text:s text:c="2"/>|4.83 <text:s text:c="2"/>|4.83 <text:s text:c="3"/>|0.30 |2.07 <text:s text:c="2"/>|1.95 <text:s text:c="2"/>|1.95|30.79 <text:s text:c="2"/>|1.80|0.00 <text:s/>|0.67|2.49 |09 <text:s text:c="3"/>|</text:p>
      <text:p text:style-name="P1">4 <text:s text:c="2"/>|2 <text:s text:c="6"/>|2 <text:s text:c="6"/>|walking_ <text:s text:c="3"/>|walking_ <text:s text:c="3"/>|0 <text:s/>|06 <text:s/>|05 <text:s text:c="2"/>|00 <text:s text:c="2"/>|4.83 <text:s text:c="2"/>|4.83 <text:s text:c="3"/>|0.30 |3.31 <text:s text:c="2"/>|3.12 <text:s text:c="2"/>|3.12|30.79 <text:s text:c="2"/>|1.25|0.00 <text:s/>|0.67|2.49 |10 <text:s text:c="3"/>|</text:p>
      <text:p text:style-name="P1">4 <text:s text:c="2"/>|2 <text:s text:c="6"/>|2 <text:s text:c="6"/>|there_ <text:s text:c="5"/>|there_ <text:s text:c="5"/>|0 <text:s/>|09 <text:s/>|07 <text:s text:c="2"/>|00 <text:s text:c="2"/>|4.83 <text:s text:c="2"/>|4.83 <text:s text:c="3"/>|0.30 |1.66 <text:s text:c="2"/>|1.56 <text:s text:c="2"/>|1.56|46.19 <text:s text:c="2"/>|2.33|0.00 <text:s/>|0.67|2.49 |14 <text:s text:c="3"/>|</text:p>
      <text:p text:style-name="P1">4 <text:s text:c="2"/>|2 <text:s text:c="6"/>|2 <text:s text:c="6"/>|. <text:s text:c="10"/>|. <text:s text:c="10"/>|0 <text:s/>|02 <text:s/>|02 <text:s text:c="2"/>|00 <text:s text:c="2"/>|4.83 <text:s text:c="2"/>|4.83 <text:s text:c="3"/>|0.30 |1.24 <text:s text:c="2"/>|1.17 <text:s text:c="2"/>|1.17|10.26 <text:s text:c="2"/>|4.00|0.00 <text:s/>|0.67|2.49 |04 <text:s text:c="3"/>|</text:p>
      <text:p text:style-name="P1"><text:soft-page-break/>user|session |subsess |grnd_truth <text:s/>|select <text:s text:c="5"/>|err|iter|citer|nundo|chr_thr|chr_time|delay|wpm_min|wpm_thr|wpm |tot_time|cpc |%error|over|speed|nclicks|</text:p>
      <text:p text:style-name="P1">4 <text:s text:c="2"/>|2 <text:s text:c="6"/>|2 <text:s text:c="6"/>|has_ <text:s text:c="7"/>|has_ <text:s text:c="7"/>|0 <text:s/>|03 <text:s/>|03 <text:s text:c="2"/>|00 <text:s text:c="2"/>|4.68 <text:s text:c="2"/>|4.68 <text:s text:c="3"/>|0.30 |3.42 <text:s text:c="2"/>|3.21 <text:s text:c="2"/>|3.21|14.95 <text:s text:c="2"/>|1.50|0.00 <text:s/>|0.68|2.56 |06 <text:s text:c="3"/>|</text:p>
      <text:p text:style-name="P1">4 <text:s text:c="2"/>|2 <text:s text:c="6"/>|2 <text:s text:c="6"/>|anyone_ <text:s text:c="4"/>|anyone_ <text:s text:c="4"/>|0 <text:s/>|05 <text:s/>|04 <text:s text:c="2"/>|00 <text:s text:c="2"/>|4.68 <text:s text:c="2"/>|4.69 <text:s text:c="3"/>|0.30 |3.59 <text:s text:c="2"/>|3.37 <text:s text:c="2"/>|3.37|24.93 <text:s text:c="2"/>|1.14|0.00 <text:s/>|0.68|2.56 |08 <text:s text:c="3"/>|</text:p>
      <text:p text:style-name="P1">4 <text:s text:c="2"/>|2 <text:s text:c="6"/>|2 <text:s text:c="6"/>|called_ <text:s text:c="4"/>|called_ <text:s text:c="4"/>|0 <text:s/>|06 <text:s/>|05 <text:s text:c="2"/>|00 <text:s text:c="2"/>|4.68 <text:s text:c="2"/>|4.69 <text:s text:c="3"/>|0.30 |2.99 <text:s text:c="2"/>|2.81 <text:s text:c="2"/>|2.81|29.92 <text:s text:c="2"/>|1.43|0.00 <text:s/>|0.68|2.56 |10 <text:s text:c="3"/>|</text:p>
      <text:p text:style-name="P1">4 <text:s text:c="2"/>|2 <text:s text:c="6"/>|2 <text:s text:c="6"/>|. <text:s text:c="10"/>|. <text:s text:c="10"/>|0 <text:s/>|01 <text:s/>|01 <text:s text:c="2"/>|00 <text:s text:c="2"/>|4.68 <text:s text:c="2"/>|4.69 <text:s text:c="3"/>|0.30 |2.56 <text:s text:c="2"/>|2.41 <text:s text:c="2"/>|2.41|4.99 <text:s text:c="3"/>|2.00|0.00 <text:s/>|0.68|2.56 |02 <text:s text:c="3"/>|</text:p>
      <text:p text:style-name="P1">4 <text:s text:c="2"/>|2 <text:s text:c="6"/>|3 <text:s text:c="6"/>|good_ <text:s text:c="6"/>|good_ <text:s text:c="6"/>|0 <text:s/>|06 <text:s/>|05 <text:s text:c="2"/>|00 <text:s text:c="2"/>|4.53 <text:s text:c="2"/>|4.54 <text:s text:c="3"/>|0.30 |2.21 <text:s text:c="2"/>|2.07 <text:s text:c="2"/>|2.07|29.03 <text:s text:c="2"/>|2.00|0.00 <text:s/>|0.69|2.65 |10 <text:s text:c="3"/>|</text:p>
      <text:p text:style-name="P1">4 <text:s text:c="2"/>|2 <text:s text:c="6"/>|3 <text:s text:c="6"/>|job_ <text:s text:c="7"/>|job_ <text:s text:c="7"/>|0 <text:s/>|05 <text:s/>|05 <text:s text:c="2"/>|00 <text:s text:c="2"/>|4.53 <text:s text:c="2"/>|4.54 <text:s text:c="3"/>|0.30 |2.12 <text:s text:c="2"/>|1.99 <text:s text:c="2"/>|1.98|24.20 <text:s text:c="2"/>|2.50|0.00 <text:s/>|0.69|2.65 |10 <text:s text:c="3"/>|</text:p>
      <text:p text:style-name="P1">4 <text:s text:c="2"/>|2 <text:s text:c="6"/>|3 <text:s text:c="6"/>|. <text:s text:c="10"/>|. <text:s text:c="10"/>|0 <text:s/>|01 <text:s/>|01 <text:s text:c="2"/>|00 <text:s text:c="2"/>|4.53 <text:s text:c="2"/>|4.54 <text:s text:c="3"/>|0.30 |2.65 <text:s text:c="2"/>|2.48 <text:s text:c="2"/>|2.48|4.84 <text:s text:c="3"/>|2.00|0.00 <text:s/>|0.69|2.65 |02 <text:s text:c="3"/>|</text:p>
      <text:p text:style-name="P1">4 <text:s text:c="2"/>|2 <text:s text:c="6"/>|3 <text:s text:c="6"/>|where_ <text:s text:c="5"/>|where_ <text:s text:c="5"/>|0 <text:s/>|10 <text:s/>|09 <text:s text:c="2"/>|00 <text:s text:c="2"/>|4.53 <text:s text:c="2"/>|4.54 <text:s text:c="3"/>|0.30 |1.59 <text:s text:c="2"/>|1.49 <text:s text:c="2"/>|1.49|48.40 <text:s text:c="2"/>|2.83|0.00 <text:s/>|0.69|2.65 |17 <text:s text:c="3"/>|</text:p>
      <text:p text:style-name="P1">4 <text:s text:c="2"/>|2 <text:s text:c="6"/>|3 <text:s text:c="6"/>|are_ <text:s text:c="7"/>|are_ <text:s text:c="7"/>|0 <text:s/>|06 <text:s/>|06 <text:s text:c="2"/>|00 <text:s text:c="2"/>|4.53 <text:s text:c="2"/>|4.54 <text:s text:c="3"/>|0.30 |1.76 <text:s text:c="2"/>|1.65 <text:s text:c="2"/>|1.65|29.04 <text:s text:c="2"/>|3.00|0.00 <text:s/>|0.69|2.65 |12 <text:s text:c="3"/>|</text:p>
      <text:p text:style-name="P1">4 <text:s text:c="2"/>|2 <text:s text:c="6"/>|3 <text:s text:c="6"/>|my_ <text:s text:c="8"/>|my_ <text:s text:c="8"/>|0 <text:s/>|05 <text:s/>|05 <text:s text:c="2"/>|00 <text:s text:c="2"/>|4.53 <text:s text:c="2"/>|4.54 <text:s text:c="3"/>|0.30 |1.59 <text:s text:c="2"/>|1.49 <text:s text:c="2"/>|1.49|24.20 <text:s text:c="2"/>|3.33|0.00 <text:s/>|0.69|2.65 |10 <text:s text:c="3"/>|</text:p>
      <text:p text:style-name="P1">4 <text:s text:c="2"/>|2 <text:s text:c="6"/>|3 <text:s text:c="6"/>|shoes_ <text:s text:c="5"/>|shoes_ <text:s text:c="5"/>|0 <text:s/>|05 <text:s/>|05 <text:s text:c="2"/>|00 <text:s text:c="2"/>|4.53 <text:s text:c="2"/>|4.54 <text:s text:c="3"/>|0.30 |3.18 <text:s text:c="2"/>|2.98 <text:s text:c="2"/>|2.98|24.20 <text:s text:c="2"/>|1.67|0.00 <text:s/>|0.69|2.65 |10 <text:s text:c="3"/>|</text:p>
      <text:p text:style-name="P1">4 <text:s text:c="2"/>|2 <text:s text:c="6"/>|3 <text:s text:c="6"/>|. <text:s text:c="10"/>|. <text:s text:c="10"/>|0 <text:s/>|02 <text:s/>|02 <text:s text:c="2"/>|00 <text:s text:c="2"/>|4.53 <text:s text:c="2"/>|4.54 <text:s text:c="3"/>|0.30 |1.32 <text:s text:c="2"/>|1.24 <text:s text:c="2"/>|1.24|9.68 <text:s text:c="3"/>|4.00|0.00 <text:s/>|0.69|2.65 |04 <text:s text:c="3"/>|</text:p>
      <text:p text:style-name="P1">4 <text:s text:c="2"/>|2 <text:s text:c="6"/>|3 <text:s text:c="6"/>|turn_ <text:s text:c="6"/>|turn_ <text:s text:c="6"/>|0 <text:s/>|05 <text:s/>|05 <text:s text:c="2"/>|00 <text:s text:c="2"/>|4.53 <text:s text:c="2"/>|4.54 <text:s text:c="3"/>|0.30 |2.65 <text:s text:c="2"/>|2.48 <text:s text:c="2"/>|2.48|24.20 <text:s text:c="2"/>|2.00|0.00 <text:s/>|0.69|2.65 |10 <text:s text:c="3"/>|</text:p>
      <text:p text:style-name="P1">4 <text:s text:c="2"/>|2 <text:s text:c="6"/>|3 <text:s text:c="6"/>|on_ <text:s text:c="8"/>|on_ <text:s text:c="8"/>|0 <text:s/>|04 <text:s/>|03 <text:s text:c="2"/>|00 <text:s text:c="2"/>|4.53 <text:s text:c="2"/>|4.54 <text:s text:c="3"/>|0.30 |1.98 <text:s text:c="2"/>|1.86 <text:s text:c="2"/>|1.86|19.36 <text:s text:c="2"/>|2.00|0.00 <text:s/>|0.69|2.65 |06 <text:s text:c="3"/>|</text:p>
      <text:p text:style-name="P1">4 <text:s text:c="2"/>|2 <text:s text:c="6"/>|3 <text:s text:c="6"/>|the_ <text:s text:c="7"/>| <text:s text:c="11"/>|1 <text:s/>|08 <text:s/>|08 <text:s text:c="2"/>|00 <text:s text:c="2"/>|4.53 <text:s text:c="2"/>|4.54 <text:s text:c="3"/>|0.30 |0.00 <text:s text:c="2"/>|0.00 <text:s text:c="2"/>|0.00|38.74 <text:s text:c="2"/>|4.00|100.00|0.69|2.65 |16 <text:s text:c="3"/>|</text:p>
      <text:p text:style-name="P1">4 <text:s text:c="2"/>|2 <text:s text:c="6"/>|3 <text:s text:c="6"/>|tv_ <text:s text:c="8"/>|tv_ <text:s text:c="8"/>|0 <text:s/>|03 <text:s/>|03 <text:s text:c="2"/>|00 <text:s text:c="2"/>|4.53 <text:s text:c="2"/>|4.54 <text:s text:c="3"/>|0.30 |2.65 <text:s text:c="2"/>|2.48 <text:s text:c="2"/>|2.48|14.51 <text:s text:c="2"/>|2.00|0.00 <text:s/>|0.69|2.65 |06 <text:s text:c="3"/>|</text:p>
      <text:p text:style-name="P1">4 <text:s text:c="2"/>|2 <text:s text:c="6"/>|3 <text:s text:c="6"/>|. <text:s text:c="10"/>|. <text:s text:c="10"/>|0 <text:s/>|01 <text:s/>|01 <text:s text:c="2"/>|00 <text:s text:c="2"/>|4.53 <text:s text:c="2"/>|4.54 <text:s text:c="3"/>|0.30 |2.65 <text:s text:c="2"/>|2.48 <text:s text:c="2"/>|2.48|4.84 <text:s text:c="3"/>|2.00|0.00 <text:s/>|0.69|2.65 |02 <text:s text:c="3"/>|</text:p>
      <text:p text:style-name="P1">4 <text:s text:c="2"/>|2 <text:s text:c="6"/>|3 <text:s text:c="6"/>|when_ <text:s text:c="6"/>|when_ <text:s text:c="6"/>|0 <text:s/>|05 <text:s/>|04 <text:s text:c="2"/>|00 <text:s text:c="2"/>|4.53 <text:s text:c="2"/>|4.54 <text:s text:c="3"/>|0.30 |2.65 <text:s text:c="2"/>|2.48 <text:s text:c="2"/>|2.48|24.21 <text:s text:c="2"/>|1.60|0.00 <text:s/>|0.69|2.65 |08 <text:s text:c="3"/>|</text:p>
      <text:p text:style-name="P1">4 <text:s text:c="2"/>|2 <text:s text:c="6"/>|3 <text:s text:c="6"/>|would_ <text:s text:c="5"/>|would_ <text:s text:c="5"/>|0 <text:s/>|04 <text:s/>|03 <text:s text:c="2"/>|00 <text:s text:c="2"/>|4.53 <text:s text:c="2"/>|4.54 <text:s text:c="3"/>|0.30 |3.97 <text:s text:c="2"/>|3.72 <text:s text:c="2"/>|3.72|19.36 <text:s text:c="2"/>|1.00|0.00 <text:s/>|0.69|2.65 |06 <text:s text:c="3"/>|</text:p>
      <text:p text:style-name="P1">4 <text:s text:c="2"/>|2 <text:s text:c="6"/>|3 <text:s text:c="6"/>|i_ <text:s text:c="9"/>|i_ <text:s text:c="9"/>|0 <text:s/>|02 <text:s/>|02 <text:s text:c="2"/>|00 <text:s text:c="2"/>|4.53 <text:s text:c="2"/>|4.54 <text:s text:c="3"/>|0.30 |2.65 <text:s text:c="2"/>|2.48 <text:s text:c="2"/>|2.48|9.68 <text:s text:c="3"/>|2.00|0.00 <text:s/>|0.69|2.65 |04 <text:s text:c="3"/>|</text:p>
      <text:p text:style-name="P1">4 <text:s text:c="2"/>|2 <text:s text:c="6"/>|3 <text:s text:c="6"/>|be_ <text:s text:c="8"/>|be_ <text:s text:c="8"/>|0 <text:s/>|03 <text:s/>|03 <text:s text:c="2"/>|00 <text:s text:c="2"/>|4.53 <text:s text:c="2"/>|4.54 <text:s text:c="3"/>|0.30 |2.65 <text:s text:c="2"/>|2.48 <text:s text:c="2"/>|2.48|14.51 <text:s text:c="2"/>|2.00|0.00 <text:s/>|0.69|2.65 |06 <text:s text:c="3"/>|</text:p>
      <text:p text:style-name="P1">4 <text:s text:c="2"/>|2 <text:s text:c="6"/>|3 <text:s text:c="6"/>|discharged_ |discharged_ |0 <text:s/>|12 <text:s/>|10 <text:s text:c="2"/>|00 <text:s text:c="2"/>|4.53 <text:s text:c="2"/>|4.54 <text:s text:c="3"/>|0.30 |2.43 <text:s text:c="2"/>|2.28 <text:s text:c="2"/>|2.27|58.07 <text:s text:c="2"/>|1.82|0.00 <text:s/>|0.69|2.65 |20 <text:s text:c="3"/>|</text:p>
      <text:p text:style-name="P1">4 <text:s text:c="2"/>|2 <text:s text:c="6"/>|3 <text:s text:c="6"/>|. <text:s text:c="10"/>|. <text:s text:c="10"/>|0 <text:s/>|01 <text:s/>|01 <text:s text:c="2"/>|00 <text:s text:c="2"/>|4.53 <text:s text:c="2"/>|4.54 <text:s text:c="3"/>|0.30 |2.65 <text:s text:c="2"/>|2.48 <text:s text:c="2"/>|2.48|4.84 <text:s text:c="3"/>|2.00|0.00 <text:s/>|0.69|2.65 |02 <text:s text:c="3"/>|</text:p>
      <text:p text:style-name="P1">4 <text:s text:c="2"/>|2 <text:s text:c="6"/>|3 <text:s text:c="6"/>|i_ <text:s text:c="9"/>|i_ <text:s text:c="9"/>|0 <text:s/>|02 <text:s/>|02 <text:s text:c="2"/>|00 <text:s text:c="2"/>|4.24 <text:s text:c="2"/>|4.25 <text:s text:c="3"/>|0.30 |2.83 <text:s text:c="2"/>|2.64 <text:s text:c="2"/>|2.64|9.10 <text:s text:c="3"/>|2.00|0.00 <text:s/>|0.71|2.83 |04 <text:s text:c="3"/>|</text:p>
      <text:p text:style-name="P1">4 <text:s text:c="2"/>|2 <text:s text:c="6"/>|3 <text:s text:c="6"/>|feel_ <text:s text:c="6"/>|feluccas_ <text:s text:c="2"/>|1 <text:s/>|14 <text:s/>|10 <text:s text:c="2"/>|00 <text:s text:c="2"/>|4.24 <text:s text:c="2"/>|4.25 <text:s text:c="3"/>|0.30 |1.82 <text:s text:c="2"/>|1.70 <text:s text:c="2"/>|1.70|63.68 <text:s text:c="2"/>|2.22|120.00|0.71|2.83 |20 <text:s text:c="3"/>|</text:p>
      <text:p text:style-name="P1">4 <text:s text:c="2"/>|2 <text:s text:c="6"/>|3 <text:s text:c="6"/>|like_ <text:s text:c="6"/>|like_ <text:s text:c="6"/>|0 <text:s/>|07 <text:s/>|05 <text:s text:c="2"/>|00 <text:s text:c="2"/>|4.24 <text:s text:c="2"/>|4.25 <text:s text:c="3"/>|0.30 |2.02 <text:s text:c="2"/>|1.89 <text:s text:c="2"/>|1.88|31.84 <text:s text:c="2"/>|2.00|0.00 <text:s/>|0.71|2.83 |10 <text:s text:c="3"/>|</text:p>
      <text:p text:style-name="P1">4 <text:s text:c="2"/>|2 <text:s text:c="6"/>|3 <text:s text:c="6"/>|having_ <text:s text:c="4"/>|having_ <text:s text:c="4"/>|0 <text:s/>|04 <text:s/>|04 <text:s text:c="2"/>|00 <text:s text:c="2"/>|4.24 <text:s text:c="2"/>|4.25 <text:s text:c="3"/>|0.30 |4.95 <text:s text:c="2"/>|4.62 <text:s text:c="2"/>|4.62|18.20 <text:s text:c="2"/>|1.00|0.00 <text:s/>|0.71|2.83 |07 <text:s text:c="3"/>|</text:p>
      <text:p text:style-name="P1">4 <text:s text:c="2"/>|2 <text:s text:c="6"/>|3 <text:s text:c="6"/>|dessert_ <text:s text:c="3"/>|desert_ <text:s text:c="4"/>|1 <text:s/>|08 <text:s/>|07 <text:s text:c="2"/>|00 <text:s text:c="2"/>|4.24 <text:s text:c="2"/>|4.25 <text:s text:c="3"/>|0.30 |2.48 <text:s text:c="2"/>|2.31 <text:s text:c="2"/>|2.31|36.38 <text:s text:c="2"/>|2.00|12.50 |0.71|2.83 |14 <text:s text:c="3"/>|</text:p>
      <text:p text:style-name="P1">4 <text:s text:c="2"/>|2 <text:s text:c="6"/>|3 <text:s text:c="6"/>|. <text:s text:c="10"/>|. <text:s text:c="10"/>|0 <text:s/>|02 <text:s/>|02 <text:s text:c="2"/>|00 <text:s text:c="2"/>|4.24 <text:s text:c="2"/>|4.25 <text:s text:c="3"/>|0.30 |1.41 <text:s text:c="2"/>|1.32 <text:s text:c="2"/>|1.32|9.09 <text:s text:c="3"/>|4.00|0.00 <text:s/>|0.71|2.83 |04 <text:s text:c="3"/>|</text:p>
      <text:p text:style-name="P1">4 <text:s text:c="2"/>|2 <text:s text:c="6"/>|3 <text:s text:c="6"/>|no_ <text:s text:c="8"/>|no_ <text:s text:c="8"/>|0 <text:s/>|04 <text:s/>|04 <text:s text:c="2"/>|00 <text:s text:c="2"/>|4.24 <text:s text:c="2"/>|4.24 <text:s text:c="3"/>|0.30 |2.12 <text:s text:c="2"/>|1.98 <text:s text:c="2"/>|1.98|18.17 <text:s text:c="2"/>|2.67|0.00 <text:s/>|0.71|2.83 |08 <text:s text:c="3"/>|</text:p>
      <text:p text:style-name="P1">4 <text:s text:c="2"/>|2 <text:s text:c="6"/>|3 <text:s text:c="6"/>|problem_ <text:s text:c="3"/>|problem_ <text:s text:c="3"/>|0 <text:s/>|08 <text:s/>|08 <text:s text:c="2"/>|00 <text:s text:c="2"/>|4.24 <text:s text:c="2"/>|4.25 <text:s text:c="3"/>|0.30 |2.83 <text:s text:c="2"/>|2.64 <text:s text:c="2"/>|2.64|36.38 <text:s text:c="2"/>|1.88|0.00 <text:s/>|0.71|2.83 |15 <text:s text:c="3"/>|</text:p>
      <text:p text:style-name="P1">4 <text:s text:c="2"/>|2 <text:s text:c="6"/>|3 <text:s text:c="6"/>|. <text:s text:c="10"/>|. <text:s text:c="10"/>|0 <text:s/>|01 <text:s/>|01 <text:s text:c="2"/>|00 <text:s text:c="2"/>|4.24 <text:s text:c="2"/>|4.24 <text:s text:c="3"/>|0.30 |2.83 <text:s text:c="2"/>|2.64 <text:s text:c="2"/>|2.64|4.54 <text:s text:c="3"/>|2.00|0.00 <text:s/>|0.71|2.83 |02 <text:s text:c="3"/>| </text:p>
      <text:p text:style-name="P1">4 <text:s text:c="2"/>|3 <text:s text:c="6"/>|2 <text:s text:c="6"/>|i_ <text:s text:c="9"/>|i_ <text:s text:c="9"/>|0 <text:s/>|02 <text:s/>|02 <text:s text:c="2"/>|00 <text:s text:c="2"/>|4.24 <text:s text:c="2"/>|4.26 <text:s text:c="3"/>|0.30 |2.83 <text:s text:c="2"/>|2.64 <text:s text:c="2"/>|2.63|9.12 <text:s text:c="3"/>|2.00|0.00 <text:s/>|0.71|2.83 |04 <text:s text:c="3"/>|</text:p>
      <text:p text:style-name="P1">4 <text:s text:c="2"/>|3 <text:s text:c="6"/>|2 <text:s text:c="6"/>|need_ <text:s text:c="6"/>|need_ <text:s text:c="6"/>|0 <text:s/>|06 <text:s/>|05 <text:s text:c="2"/>|00 <text:s text:c="2"/>|4.24 <text:s text:c="2"/>|4.25 <text:s text:c="3"/>|0.30 |2.36 <text:s text:c="2"/>|2.20 <text:s text:c="2"/>|2.20|27.28 <text:s text:c="2"/>|2.00|0.00 <text:s/>|0.71|2.83 |10 <text:s text:c="3"/>|</text:p>
      <text:p text:style-name="P1">4 <text:s text:c="2"/>|3 <text:s text:c="6"/>|2 <text:s text:c="6"/>|some_ <text:s text:c="6"/>|some_ <text:s text:c="6"/>|0 <text:s/>|05 <text:s/>|05 <text:s text:c="2"/>|00 <text:s text:c="2"/>|4.24 <text:s text:c="2"/>|4.25 <text:s text:c="3"/>|0.30 |2.83 <text:s text:c="2"/>|2.64 <text:s text:c="2"/>|2.64|22.73 <text:s text:c="2"/>|2.00|0.00 <text:s/>|0.71|2.83 |10 <text:s text:c="3"/>|</text:p>
      <text:p text:style-name="P1">4 <text:s text:c="2"/>|3 <text:s text:c="6"/>|2 <text:s text:c="6"/>|help_ <text:s text:c="6"/>|help_ <text:s text:c="6"/>|0 <text:s/>|07 <text:s/>|05 <text:s text:c="2"/>|00 <text:s text:c="2"/>|4.24 <text:s text:c="2"/>|4.25 <text:s text:c="3"/>|0.30 |2.02 <text:s text:c="2"/>|1.89 <text:s text:c="2"/>|1.88|31.84 <text:s text:c="2"/>|2.00|0.00 <text:s/>|0.71|2.83 |10 <text:s text:c="3"/>|</text:p>
      <text:p text:style-name="P1">4 <text:s text:c="2"/>|3 <text:s text:c="6"/>|2 <text:s text:c="6"/>|walking_ <text:s text:c="3"/>|walking_ <text:s text:c="3"/>|0 <text:s/>|05 <text:s/>|05 <text:s text:c="2"/>|00 <text:s text:c="2"/>|4.24 <text:s text:c="2"/>|4.25 <text:s text:c="3"/>|0.30 |4.53 <text:s text:c="2"/>|4.23 <text:s text:c="2"/>|4.22|22.73 <text:s text:c="2"/>|1.25|0.00 <text:s/>|0.71|2.83 |10 <text:s text:c="3"/>|</text:p>
      <text:p text:style-name="P1">4 <text:s text:c="2"/>|3 <text:s text:c="6"/>|2 <text:s text:c="6"/>|there_ <text:s text:c="5"/>|there_ <text:s text:c="5"/>|0 <text:s/>|04 <text:s/>|04 <text:s text:c="2"/>|00 <text:s text:c="2"/>|4.24 <text:s text:c="2"/>|4.24 <text:s text:c="3"/>|0.30 |4.24 <text:s text:c="2"/>|3.96 <text:s text:c="2"/>|3.96|18.18 <text:s text:c="2"/>|1.33|0.00 <text:s/>|0.71|2.83 |08 <text:s text:c="3"/>|</text:p>
      <text:p text:style-name="P1">4 <text:s text:c="2"/>|3 <text:s text:c="6"/>|2 <text:s text:c="6"/>|. <text:s text:c="10"/>|. <text:s text:c="10"/>|0 <text:s/>|02 <text:s/>|02 <text:s text:c="2"/>|00 <text:s text:c="2"/>|4.24 <text:s text:c="2"/>|4.25 <text:s text:c="3"/>|0.30 |1.41 <text:s text:c="2"/>|1.32 <text:s text:c="2"/>|1.32|9.09 <text:s text:c="3"/>|4.00|0.00 <text:s/>|0.71|2.83 |04 <text:s text:c="3"/>|</text:p>
      <text:p text:style-name="P1">4 <text:s text:c="2"/>|3 <text:s text:c="6"/>|2 <text:s text:c="6"/>|has_ <text:s text:c="7"/>|has_ <text:s text:c="7"/>|0 <text:s/>|04 <text:s/>|04 <text:s text:c="2"/>|00 <text:s text:c="2"/>|4.10 <text:s text:c="2"/>|4.10 <text:s text:c="3"/>|0.30 |2.93 <text:s text:c="2"/>|2.73 <text:s text:c="2"/>|2.73|17.59 <text:s text:c="2"/>|2.00|0.00 <text:s/>|0.72|2.93 |08 <text:s text:c="3"/>|</text:p>
      <text:p text:style-name="P1">4 <text:s text:c="2"/>|3 <text:s text:c="6"/>|2 <text:s text:c="6"/>|anyone_ <text:s text:c="4"/>|anyone_ <text:s text:c="4"/>|0 <text:s/>|05 <text:s/>|05 <text:s text:c="2"/>|00 <text:s text:c="2"/>|4.10 <text:s text:c="2"/>|4.10 <text:s text:c="3"/>|0.30 |4.10 <text:s text:c="2"/>|3.82 <text:s text:c="2"/>|3.82|22.00 <text:s text:c="2"/>|1.43|0.00 <text:s/>|0.72|2.93 |10 <text:s text:c="3"/>|</text:p>
      <text:p text:style-name="P1">4 <text:s text:c="2"/>|3 <text:s text:c="6"/>|2 <text:s text:c="6"/>|called_ <text:s text:c="4"/>|called_ <text:s text:c="4"/>|0 <text:s/>|05 <text:s/>|05 <text:s text:c="2"/>|00 <text:s text:c="2"/>|4.10 <text:s text:c="2"/>|4.10 <text:s text:c="3"/>|0.30 |4.10 <text:s text:c="2"/>|3.82 <text:s text:c="2"/>|3.82|22.00 <text:s text:c="2"/>|1.43|0.00 <text:s/>|0.72|2.93 |10 <text:s text:c="3"/>|</text:p>
      <text:p text:style-name="P1">4 <text:s text:c="2"/>|3 <text:s text:c="6"/>|2 <text:s text:c="6"/>|. <text:s text:c="10"/>|. <text:s text:c="10"/>|0 <text:s/>|02 <text:s/>|02 <text:s text:c="2"/>|00 <text:s text:c="2"/>|4.10 <text:s text:c="2"/>|4.10 <text:s text:c="3"/>|0.30 |1.47 <text:s text:c="2"/>|1.37 <text:s text:c="2"/>|1.36|8.79 <text:s text:c="3"/>|4.00|0.00 <text:s/>|0.72|2.93 |04 <text:s text:c="3"/>|</text:p>
      <text:p text:style-name="P1">4 <text:s text:c="2"/>|3 <text:s text:c="6"/>|2 <text:s text:c="6"/>|good_ <text:s text:c="6"/>|good_ <text:s text:c="6"/>|0 <text:s/>|10 <text:s/>|09 <text:s text:c="2"/>|00 <text:s text:c="2"/>|3.95 <text:s text:c="2"/>|3.95 <text:s text:c="3"/>|0.30 |1.52 <text:s text:c="2"/>|1.41 <text:s text:c="2"/>|1.41|42.54 <text:s text:c="2"/>|3.40|0.00 <text:s/>|0.73|3.04 |17 <text:s text:c="3"/>|</text:p>
      <text:p text:style-name="P1">4 <text:s text:c="2"/>|3 <text:s text:c="6"/>|2 <text:s text:c="6"/>|job_ <text:s text:c="7"/>|job_ <text:s text:c="7"/>|0 <text:s/>|09 <text:s/>|07 <text:s text:c="2"/>|00 <text:s text:c="2"/>|3.95 <text:s text:c="2"/>|3.95 <text:s text:c="3"/>|0.30 |1.35 <text:s text:c="2"/>|1.26 <text:s text:c="2"/>|1.25|38.28 <text:s text:c="2"/>|3.50|0.00 <text:s/>|0.73|3.04 |14 <text:s text:c="3"/>|</text:p>
      <text:p text:style-name="P1">4 <text:s text:c="2"/>|3 <text:s text:c="6"/>|2 <text:s text:c="6"/>|. <text:s text:c="10"/>|. <text:s text:c="10"/>|0 <text:s/>|01 <text:s/>|01 <text:s text:c="2"/>|00 <text:s text:c="2"/>|3.95 <text:s text:c="2"/>|3.95 <text:s text:c="3"/>|0.30 |3.04 <text:s text:c="2"/>|2.82 <text:s text:c="2"/>|2.82|4.25 <text:s text:c="3"/>|2.00|0.00 <text:s/>|0.73|3.04 |02 <text:s text:c="3"/>|</text:p>
      <text:p text:style-name="P1">4 <text:s text:c="2"/>|3 <text:s text:c="6"/>|2 <text:s text:c="6"/>|where_ <text:s text:c="5"/>|where_ <text:s text:c="5"/>|0 <text:s/>|06 <text:s/>|06 <text:s text:c="2"/>|00 <text:s text:c="2"/>|3.95 <text:s text:c="2"/>|3.95 <text:s text:c="3"/>|0.30 |3.04 <text:s text:c="2"/>|2.82 <text:s text:c="2"/>|2.82|25.51 <text:s text:c="2"/>|2.00|0.00 <text:s/>|0.73|3.04 |12 <text:s text:c="3"/>|</text:p>
      <text:p text:style-name="P1">4 <text:s text:c="2"/>|3 <text:s text:c="6"/>|2 <text:s text:c="6"/>|are_ <text:s text:c="7"/>|are_ <text:s text:c="7"/>|0 <text:s/>|04 <text:s/>|04 <text:s text:c="2"/>|00 <text:s text:c="2"/>|3.95 <text:s text:c="2"/>|3.96 <text:s text:c="3"/>|0.30 |3.04 <text:s text:c="2"/>|2.82 <text:s text:c="2"/>|2.82|17.05 <text:s text:c="2"/>|2.00|0.00 <text:s/>|0.73|3.04 |08 <text:s text:c="3"/>|</text:p>
      <text:p text:style-name="P1">4 <text:s text:c="2"/>|3 <text:s text:c="6"/>|2 <text:s text:c="6"/>|my_ <text:s text:c="8"/>|my_ <text:s text:c="8"/>|0 <text:s/>|04 <text:s/>|04 <text:s text:c="2"/>|00 <text:s text:c="2"/>|3.95 <text:s text:c="2"/>|3.96 <text:s text:c="3"/>|0.30 |2.28 <text:s text:c="2"/>|2.12 <text:s text:c="2"/>|2.11|17.02 <text:s text:c="2"/>|2.67|0.00 <text:s/>|0.73|3.04 |08 <text:s text:c="3"/>|</text:p>
      <text:p text:style-name="P1">4 <text:s text:c="2"/>|3 <text:s text:c="6"/>|2 <text:s text:c="6"/>|shoes_ <text:s text:c="5"/>|shoes_ <text:s text:c="5"/>|0 <text:s/>|10 <text:s/>|10 <text:s text:c="2"/>|00 <text:s text:c="2"/>|3.95 <text:s text:c="2"/>|3.96 <text:s text:c="3"/>|0.30 |1.82 <text:s text:c="2"/>|1.69 <text:s text:c="2"/>|1.69|42.56 <text:s text:c="2"/>|3.33|0.00 <text:s/>|0.73|3.04 |20 <text:s text:c="3"/>|</text:p>
      <text:p text:style-name="P1">4 <text:s text:c="2"/>|3 <text:s text:c="6"/>|2 <text:s text:c="6"/>|. <text:s text:c="10"/>|. <text:s text:c="10"/>|0 <text:s/>|01 <text:s/>|01 <text:s text:c="2"/>|00 <text:s text:c="2"/>|3.95 <text:s text:c="2"/>|3.95 <text:s text:c="3"/>|0.30 |3.04 <text:s text:c="2"/>|2.82 <text:s text:c="2"/>|2.82|4.25 <text:s text:c="3"/>|2.00|0.00 <text:s/>|0.73|3.04 |02 <text:s text:c="3"/>|</text:p>
      <text:p text:style-name="P1">4 <text:s text:c="2"/>|3 <text:s text:c="6"/>|2 <text:s text:c="6"/>|turn_ <text:s text:c="6"/>|turn_ <text:s text:c="6"/>|0 <text:s/>|05 <text:s/>|05 <text:s text:c="2"/>|00 <text:s text:c="2"/>|3.80 <text:s text:c="2"/>|3.81 <text:s text:c="3"/>|0.30 |3.16 <text:s text:c="2"/>|2.92 <text:s text:c="2"/>|2.92|20.55 <text:s text:c="2"/>|2.00|0.00 <text:s/>|0.74|3.16 |10 <text:s text:c="3"/>|</text:p>
      <text:p text:style-name="P1">4 <text:s text:c="2"/>|3 <text:s text:c="6"/>|2 <text:s text:c="6"/>|on_ <text:s text:c="8"/>|on_ <text:s text:c="8"/>|0 <text:s/>|03 <text:s/>|03 <text:s text:c="2"/>|00 <text:s text:c="2"/>|3.80 <text:s text:c="2"/>|3.81 <text:s text:c="3"/>|0.30 |3.16 <text:s text:c="2"/>|2.92 <text:s text:c="2"/>|2.92|12.32 <text:s text:c="2"/>|2.00|0.00 <text:s/>|0.74|3.16 |06 <text:s text:c="3"/>|</text:p>
      <text:p text:style-name="P1">4 <text:s text:c="2"/>|3 <text:s text:c="6"/>|2 <text:s text:c="6"/>|the_ <text:s text:c="7"/>|the_ <text:s text:c="7"/>|0 <text:s/>|04 <text:s/>|04 <text:s text:c="2"/>|00 <text:s text:c="2"/>|3.80 <text:s text:c="2"/>|3.81 <text:s text:c="3"/>|0.30 |3.16 <text:s text:c="2"/>|2.92 <text:s text:c="2"/>|2.92|16.43 <text:s text:c="2"/>|2.00|0.00 <text:s/>|0.74|3.16 |08 <text:s text:c="3"/>|</text:p>
      <text:p text:style-name="P1">4 <text:s text:c="2"/>|3 <text:s text:c="6"/>|2 <text:s text:c="6"/>|tv_ <text:s text:c="8"/>|tv_ <text:s text:c="8"/>|0 <text:s/>|03 <text:s/>|03 <text:s text:c="2"/>|00 <text:s text:c="2"/>|3.80 <text:s text:c="2"/>|3.81 <text:s text:c="3"/>|0.30 |3.16 <text:s text:c="2"/>|2.92 <text:s text:c="2"/>|2.92|12.32 <text:s text:c="2"/>|2.00|0.00 <text:s/>|0.74|3.16 |06 <text:s text:c="3"/>|</text:p>
      <text:p text:style-name="P1">4 <text:s text:c="2"/>|3 <text:s text:c="6"/>|2 <text:s text:c="6"/>|. <text:s text:c="10"/>|. <text:s text:c="10"/>|0 <text:s/>|01 <text:s/>|01 <text:s text:c="2"/>|00 <text:s text:c="2"/>|3.80 <text:s text:c="2"/>|3.81 <text:s text:c="3"/>|0.30 |3.16 <text:s text:c="2"/>|2.92 <text:s text:c="2"/>|2.92|4.11 <text:s text:c="3"/>|2.00|0.00 <text:s/>|0.74|3.16 |02 <text:s text:c="3"/>|</text:p>
      <text:p text:style-name="P1">4 <text:s text:c="2"/>|3 <text:s text:c="6"/>|2 <text:s text:c="6"/>|when_ <text:s text:c="6"/>|when_ <text:s text:c="6"/>|0 <text:s/>|04 <text:s/>|04 <text:s text:c="2"/>|00 <text:s text:c="2"/>|3.80 <text:s text:c="2"/>|3.81 <text:s text:c="3"/>|0.30 |3.94 <text:s text:c="2"/>|3.66 <text:s text:c="2"/>|3.65|16.45 <text:s text:c="2"/>|1.60|0.00 <text:s/>|0.74|3.16 |08 <text:s text:c="3"/>|</text:p>
      <text:p text:style-name="P1">4 <text:s text:c="2"/>|3 <text:s text:c="6"/>|2 <text:s text:c="6"/>|would_ <text:s text:c="5"/>|would_ <text:s text:c="5"/>|0 <text:s/>|05 <text:s/>|04 <text:s text:c="2"/>|00 <text:s text:c="2"/>|3.80 <text:s text:c="2"/>|3.81 <text:s text:c="3"/>|0.30 |3.79 <text:s text:c="2"/>|3.51 <text:s text:c="2"/>|3.50|20.54 <text:s text:c="2"/>|1.33|0.00 <text:s/>|0.74|3.16 |08 <text:s text:c="3"/>|</text:p>
      <text:p text:style-name="P1">4 <text:s text:c="2"/>|3 <text:s text:c="6"/>|2 <text:s text:c="6"/>|i_ <text:s text:c="9"/>|i_ <text:s text:c="9"/>|0 <text:s/>|02 <text:s/>|02 <text:s text:c="2"/>|00 <text:s text:c="2"/>|3.80 <text:s text:c="2"/>|3.81 <text:s text:c="3"/>|0.30 |3.16 <text:s text:c="2"/>|2.92 <text:s text:c="2"/>|2.92|8.22 <text:s text:c="3"/>|2.00|0.00 <text:s/>|0.74|3.16 |04 <text:s text:c="3"/>|</text:p>
      <text:p text:style-name="P1">4 <text:s text:c="2"/>|3 <text:s text:c="6"/>|2 <text:s text:c="6"/>|be_ <text:s text:c="8"/>|be_ <text:s text:c="8"/>|0 <text:s/>|03 <text:s/>|03 <text:s text:c="2"/>|00 <text:s text:c="2"/>|3.80 <text:s text:c="2"/>|3.81 <text:s text:c="3"/>|0.30 |3.16 <text:s text:c="2"/>|2.92 <text:s text:c="2"/>|2.92|12.33 <text:s text:c="2"/>|2.00|0.00 <text:s/>|0.74|3.16 |06 <text:s text:c="3"/>|</text:p>
      <text:p text:style-name="P1">4 <text:s text:c="2"/>|3 <text:s text:c="6"/>|2 <text:s text:c="6"/>|discharged_ |discharged_ |0 <text:s/>|21 <text:s/>|21 <text:s text:c="2"/>|00 <text:s text:c="2"/>|3.80 <text:s text:c="2"/>|3.81 <text:s text:c="3"/>|0.30 |1.65 <text:s text:c="2"/>|1.53 <text:s text:c="2"/>|1.53|86.27 <text:s text:c="2"/>|3.82|0.00 <text:s/>|0.74|3.16 |42 <text:s text:c="3"/>|</text:p>
      <text:p text:style-name="P1">4 <text:s text:c="2"/>|3 <text:s text:c="6"/>|2 <text:s text:c="6"/>|. <text:s text:c="10"/>|. <text:s text:c="10"/>|0 <text:s/>|02 <text:s/>|02 <text:s text:c="2"/>|00 <text:s text:c="2"/>|3.80 <text:s text:c="2"/>|3.81 <text:s text:c="3"/>|0.30 |1.58 <text:s text:c="2"/>|1.46 <text:s text:c="2"/>|1.46|8.21 <text:s text:c="3"/>|4.00|0.00 <text:s/>|0.74|3.16 |04 <text:s text:c="3"/>|</text:p>
      <text:p text:style-name="P1">4 <text:s text:c="2"/>|3 <text:s text:c="6"/>|3 <text:s text:c="6"/>|i_ <text:s text:c="9"/>|i_ <text:s text:c="9"/>|0 <text:s/>|02 <text:s/>|02 <text:s text:c="2"/>|00 <text:s text:c="2"/>|3.66 <text:s text:c="2"/>|3.66 <text:s text:c="3"/>|0.30 |3.28 <text:s text:c="2"/>|3.03 <text:s text:c="2"/>|3.03|7.92 <text:s text:c="3"/>|2.00|0.00 <text:s/>|0.75|3.28 |04 <text:s text:c="3"/>|</text:p>
      <text:p text:style-name="P1">4 <text:s text:c="2"/>|3 <text:s text:c="6"/>|3 <text:s text:c="6"/>|feel_ <text:s text:c="6"/>|fool_ <text:s text:c="6"/>|1 <text:s/>|08 <text:s/>|08 <text:s text:c="2"/>|00 <text:s text:c="2"/>|3.66 <text:s text:c="2"/>|3.66 <text:s text:c="3"/>|0.30 |2.05 <text:s text:c="2"/>|1.90 <text:s text:c="2"/>|1.89|31.68 <text:s text:c="2"/>|3.00|40.00 |0.75|3.28 |15 <text:s text:c="3"/>|</text:p>
      <text:p text:style-name="P1">4 <text:s text:c="2"/>|3 <text:s text:c="6"/>|3 <text:s text:c="6"/>|like_ <text:s text:c="6"/>|like_ <text:s text:c="6"/>|0 <text:s/>|06 <text:s/>|05 <text:s text:c="2"/>|00 <text:s text:c="2"/>|3.66 <text:s text:c="2"/>|3.66 <text:s text:c="3"/>|0.30 |2.73 <text:s text:c="2"/>|2.53 <text:s text:c="2"/>|2.52|23.76 <text:s text:c="2"/>|2.00|0.00 <text:s/>|0.75|3.28 |10 <text:s text:c="3"/>|</text:p>
      <text:p text:style-name="P1">4 <text:s text:c="2"/>|3 <text:s text:c="6"/>|3 <text:s text:c="6"/>|having_ <text:s text:c="4"/>|have_ <text:s text:c="6"/>|1 <text:s/>|03 <text:s/>|03 <text:s text:c="2"/>|00 <text:s text:c="2"/>|3.66 <text:s text:c="2"/>|3.67 <text:s text:c="3"/>|0.30 |5.47 <text:s text:c="2"/>|5.05 <text:s text:c="2"/>|5.04|11.90 <text:s text:c="2"/>|1.20|42.86 |0.75|3.28 |06 <text:s text:c="3"/>|</text:p>
      <text:p text:style-name="P1">4 <text:s text:c="2"/>|3 <text:s text:c="6"/>|3 <text:s text:c="6"/>|dessert_ <text:s text:c="3"/>|desert_ <text:s text:c="4"/>|1 <text:s/>|09 <text:s/>|09 <text:s text:c="2"/>|00 <text:s text:c="2"/>|3.66 <text:s text:c="2"/>|3.66 <text:s text:c="3"/>|0.30 |2.55 <text:s text:c="2"/>|2.36 <text:s text:c="2"/>|2.36|35.66 <text:s text:c="2"/>|2.57|12.50 |0.75|3.28 |18 <text:s text:c="3"/>|</text:p>
      <text:p text:style-name="P1">4 <text:s text:c="2"/>|3 <text:s text:c="6"/>|3 <text:s text:c="6"/>|. <text:s text:c="10"/>|. <text:s text:c="10"/>|0 <text:s/>|01 <text:s/>|01 <text:s text:c="2"/>|00 <text:s text:c="2"/>|3.66 <text:s text:c="2"/>|3.66 <text:s text:c="3"/>|0.30 |3.28 <text:s text:c="2"/>|3.03 <text:s text:c="2"/>|3.03|3.96 <text:s text:c="3"/>|2.00|0.00 <text:s/>|0.75|3.28 |02 <text:s text:c="3"/>|</text:p>
      <text:p text:style-name="P1">4 <text:s text:c="2"/>|3 <text:s text:c="6"/>|3 <text:s text:c="6"/>|no_ <text:s text:c="8"/>| <text:s text:c="11"/>|1 <text:s/>|07 <text:s/>|06 <text:s text:c="2"/>|00 <text:s text:c="2"/>|3.66 <text:s text:c="2"/>|3.66 <text:s text:c="3"/>|0.30 |0.00 <text:s text:c="2"/>|0.00 <text:s text:c="2"/>|0.00|27.74 <text:s text:c="2"/>|4.00|100.00|0.75|3.28 |12 <text:s text:c="3"/>|</text:p>
      <text:p text:style-name="P1">4 <text:s text:c="2"/>|3 <text:s text:c="6"/>|3 <text:s text:c="6"/>|problem_ <text:s text:c="3"/>|problem_ <text:s text:c="3"/>|0 <text:s/>|08 <text:s/>|08 <text:s text:c="2"/>|00 <text:s text:c="2"/>|3.66 <text:s text:c="2"/>|3.66 <text:s text:c="3"/>|0.30 |3.28 <text:s text:c="2"/>|3.03 <text:s text:c="2"/>|3.03|31.69 <text:s text:c="2"/>|2.00|0.00 <text:s/>|0.75|3.28 |16 <text:s text:c="3"/>|</text:p>
      <text:p text:style-name="P1">4 <text:s text:c="2"/>|3 <text:s text:c="6"/>|3 <text:s text:c="6"/>|. <text:s text:c="10"/>|. <text:s text:c="10"/>|0 <text:s/>|02 <text:s/>|02 <text:s text:c="2"/>|00 <text:s text:c="2"/>|3.66 <text:s text:c="2"/>|3.66 <text:s text:c="3"/>|0.30 |1.64 <text:s text:c="2"/>|1.52 <text:s text:c="2"/>|1.51|7.93 <text:s text:c="3"/>|4.00|0.00 <text:s/>|0.75|3.28 |04 <text:s text:c="3"/>|</text:p>
      <text:p text:style-name="P1">4 <text:s text:c="2"/>|3 <text:s text:c="6"/>|3 <text:s text:c="6"/>|i_ <text:s text:c="9"/>|i_ <text:s text:c="9"/>|0 <text:s/>|02 <text:s/>|02 <text:s text:c="2"/>|00 <text:s text:c="2"/>|3.66 <text:s text:c="2"/>|3.66 <text:s text:c="3"/>|0.30 |3.28 <text:s text:c="2"/>|3.03 <text:s text:c="2"/>|3.03|7.92 <text:s text:c="3"/>|2.00|0.00 <text:s/>|0.75|3.28 |04 <text:s text:c="3"/>|</text:p>
      <text:p text:style-name="P1">4 <text:s text:c="2"/>|3 <text:s text:c="6"/>|3 <text:s text:c="6"/>|need_ <text:s text:c="6"/>|joke_ <text:s text:c="6"/>|1 <text:s/>|09 <text:s/>|08 <text:s text:c="2"/>|00 <text:s text:c="2"/>|3.66 <text:s text:c="2"/>|3.66 <text:s text:c="3"/>|0.30 |1.82 <text:s text:c="2"/>|1.68 <text:s text:c="2"/>|1.68|35.65 <text:s text:c="2"/>|3.00|80.00 |0.75|3.28 |15 <text:s text:c="3"/>|</text:p>
      <text:p text:style-name="P1">4 <text:s text:c="2"/>|3 <text:s text:c="6"/>|3 <text:s text:c="6"/>|a_ <text:s text:c="9"/>|a_ <text:s text:c="9"/>|0 <text:s/>|02 <text:s/>|02 <text:s text:c="2"/>|00 <text:s text:c="2"/>|3.66 <text:s text:c="2"/>|3.66 <text:s text:c="3"/>|0.30 |3.28 <text:s text:c="2"/>|3.03 <text:s text:c="2"/>|3.03|7.92 <text:s text:c="3"/>|1.50|0.00 <text:s/>|0.75|3.28 |03 <text:s text:c="3"/>|</text:p>
      <text:p text:style-name="P1">4 <text:s text:c="2"/>|3 <text:s text:c="6"/>|3 <text:s text:c="6"/>|dressy_ <text:s text:c="4"/>|dress_ <text:s text:c="5"/>|1 <text:s/>|12 <text:s/>|11 <text:s text:c="2"/>|00 <text:s text:c="2"/>|3.66 <text:s text:c="2"/>|3.66 <text:s text:c="3"/>|0.30 |1.64 <text:s text:c="2"/>|1.52 <text:s text:c="2"/>|1.51|47.53 <text:s text:c="2"/>|3.50|14.29 |0.75|3.28 |21 <text:s text:c="3"/>|</text:p>
      <text:p text:style-name="P1">4 <text:s text:c="2"/>|3 <text:s text:c="6"/>|3 <text:s text:c="6"/>|outfit_ <text:s text:c="4"/>|outfit_ <text:s text:c="4"/>|0 <text:s/>|09 <text:s/>|08 <text:s text:c="2"/>|00 <text:s text:c="2"/>|3.66 <text:s text:c="2"/>|3.66 <text:s text:c="3"/>|0.30 |2.55 <text:s text:c="2"/>|2.36 <text:s text:c="2"/>|2.35|35.67 <text:s text:c="2"/>|2.14|0.00 <text:s/>|0.75|3.28 |15 <text:s text:c="3"/>|</text:p>
      <text:p text:style-name="P1">4 <text:s text:c="2"/>|3 <text:s text:c="6"/>|3 <text:s text:c="6"/>|for_ <text:s text:c="7"/>|for_ <text:s text:c="7"/>|0 <text:s/>|04 <text:s/>|04 <text:s text:c="2"/>|00 <text:s text:c="2"/>|3.66 <text:s text:c="2"/>|3.66 <text:s text:c="3"/>|0.30 |3.28 <text:s text:c="2"/>|3.03 <text:s text:c="2"/>|3.03|15.85 <text:s text:c="2"/>|2.00|0.00 <text:s/>|0.75|3.28 |08 <text:s text:c="3"/>|</text:p>
      <text:p text:style-name="P1">4 <text:s text:c="2"/>|3 <text:s text:c="6"/>|3 <text:s text:c="6"/>|the_ <text:s text:c="7"/>|the_ <text:s text:c="7"/>|0 <text:s/>|04 <text:s/>|04 <text:s text:c="2"/>|00 <text:s text:c="2"/>|3.66 <text:s text:c="2"/>|3.66 <text:s text:c="3"/>|0.30 |3.28 <text:s text:c="2"/>|3.03 <text:s text:c="2"/>|3.03|15.84 <text:s text:c="2"/>|2.00|0.00 <text:s/>|0.75|3.28 |08 <text:s text:c="3"/>|</text:p>
      <text:p text:style-name="P1">4 <text:s text:c="2"/>|3 <text:s text:c="6"/>|3 <text:s text:c="6"/>|ceremony_ <text:s text:c="2"/>|ceremony_ <text:s text:c="2"/>|0 <text:s/>|08 <text:s/>|08 <text:s text:c="2"/>|00 <text:s text:c="2"/>|3.66 <text:s text:c="2"/>|3.66 <text:s text:c="3"/>|0.30 |3.69 <text:s text:c="2"/>|3.41 <text:s text:c="2"/>|3.41|31.69 <text:s text:c="2"/>|1.44|0.00 <text:s/>|0.75|3.28 |13 <text:s text:c="3"/>|</text:p>
      <text:p text:style-name="P1">4 <text:s text:c="2"/>|3 <text:s text:c="6"/>|3 <text:s text:c="6"/>|. <text:s text:c="10"/>|. <text:s text:c="10"/>|0 <text:s/>|01 <text:s/>|01 <text:s text:c="2"/>|00 <text:s text:c="2"/>|3.66 <text:s text:c="2"/>|3.66 <text:s text:c="3"/>|0.30 |3.28 <text:s text:c="2"/>|3.03 <text:s text:c="2"/>|3.03|3.96 <text:s text:c="3"/>|2.00|0.00 <text:s/>|0.75|3.28 |02 <text:s text:c="3"/>|</text:p>
      <text:p text:style-name="P1">4 <text:s text:c="2"/>|3 <text:s text:c="6"/>|3 <text:s text:c="6"/>|give_ <text:s text:c="6"/>|give_ <text:s text:c="6"/>|0 <text:s/>|06 <text:s/>|05 <text:s text:c="2"/>|00 <text:s text:c="2"/>|3.66 <text:s text:c="2"/>|3.66 <text:s text:c="3"/>|0.30 |2.73 <text:s text:c="2"/>|2.53 <text:s text:c="2"/>|2.53|23.76 <text:s text:c="2"/>|1.80|0.00 <text:s/>|0.75|3.28 |09 <text:s text:c="3"/>|</text:p>
      <text:p text:style-name="P1">4 <text:s text:c="2"/>|3 <text:s text:c="6"/>|3 <text:s text:c="6"/>|me_ <text:s text:c="8"/>|me_ <text:s text:c="8"/>|0 <text:s/>|06 <text:s/>|05 <text:s text:c="2"/>|00 <text:s text:c="2"/>|3.66 <text:s text:c="2"/>|3.66 <text:s text:c="3"/>|0.30 |1.64 <text:s text:c="2"/>|1.52 <text:s text:c="2"/>|1.51|23.77 <text:s text:c="2"/>|2.67|0.00 <text:s/>|0.75|3.28 |08 <text:s text:c="3"/>|</text:p>
      <text:p text:style-name="P1">4 <text:s text:c="2"/>|3 <text:s text:c="6"/>|3 <text:s text:c="6"/>|support_ <text:s text:c="3"/>| <text:s text:c="11"/>|1 <text:s/>|16 <text:s/>|16 <text:s text:c="2"/>|00 <text:s text:c="2"/>|3.66 <text:s text:c="2"/>|3.66 <text:s text:c="3"/>|0.30 |0.00 <text:s text:c="2"/>|0.00 <text:s text:c="2"/>|0.00|63.39 <text:s text:c="2"/>|4.00|100.00|0.75|3.28 |32 <text:s text:c="3"/>|</text:p>
      <text:p text:style-name="P1">4 <text:s text:c="2"/>|3 <text:s text:c="6"/>|3 <text:s text:c="6"/>|i_ <text:s text:c="9"/>|i_ <text:s text:c="9"/>|0 <text:s/>|04 <text:s/>|04 <text:s text:c="2"/>|00 <text:s text:c="2"/>|3.66 <text:s text:c="2"/>|3.66 <text:s text:c="3"/>|0.30 |1.64 <text:s text:c="2"/>|1.52 <text:s text:c="2"/>|1.51|15.84 <text:s text:c="2"/>|4.00|0.00 <text:s/>|0.75|3.28 |08 <text:s text:c="3"/>|</text:p>
      <text:p text:style-name="P1">4 <text:s text:c="2"/>|3 <text:s text:c="6"/>|3 <text:s text:c="6"/>|am_ <text:s text:c="8"/>| <text:s text:c="11"/>|1 <text:s/>|08 <text:s/>|06 <text:s text:c="2"/>|00 <text:s text:c="2"/>|3.66 <text:s text:c="2"/>|3.67 <text:s text:c="3"/>|0.30 |0.00 <text:s text:c="2"/>|0.00 <text:s text:c="2"/>|0.00|31.73 <text:s text:c="2"/>|4.00|100.00|0.75|3.28 |12 <text:s text:c="3"/>|</text:p>
      <text:p text:style-name="P1">4 <text:s text:c="2"/>|3 <text:s text:c="6"/>|3 <text:s text:c="6"/>|falling_ <text:s text:c="3"/>|falling_ <text:s text:c="3"/>|0 <text:s/>|11 <text:s/>|09 <text:s text:c="2"/>|00 <text:s text:c="2"/>|3.66 <text:s text:c="2"/>|3.66 <text:s text:c="3"/>|0.30 |2.39 <text:s text:c="2"/>|2.21 <text:s text:c="2"/>|2.20|43.57 <text:s text:c="2"/>|2.25|0.00 <text:s/>|0.75|3.28 |18 <text:s text:c="3"/>|</text:p>
      <text:p text:style-name="P1"><text:soft-page-break/>user|session |subsess |grnd_truth <text:s/>|select <text:s text:c="5"/>|err|iter|citer|nundo|chr_thr|chr_time|delay|wpm_min|wpm_thr|wpm |tot_time|cpc |%error|over|speed|nclicks|</text:p>
      <text:p text:style-name="P1">4 <text:s text:c="2"/>|3 <text:s text:c="6"/>|3 <text:s text:c="6"/>|down_ <text:s text:c="6"/>|down_ <text:s text:c="6"/>|0 <text:s/>|10 <text:s/>|09 <text:s text:c="2"/>|00 <text:s text:c="2"/>|3.66 <text:s text:c="2"/>|3.66 <text:s text:c="3"/>|0.30 |1.64 <text:s text:c="2"/>|1.52 <text:s text:c="2"/>|1.51|39.61 <text:s text:c="2"/>|3.20|0.00 <text:s/>|0.75|3.28 |16 <text:s text:c="3"/>|</text:p>
      <text:p text:style-name="P1">4 <text:s text:c="2"/>|3 <text:s text:c="6"/>|3 <text:s text:c="6"/>|. <text:s text:c="10"/>|. <text:s text:c="10"/>|0 <text:s/>|02 <text:s/>|02 <text:s text:c="2"/>|00 <text:s text:c="2"/>|3.66 <text:s text:c="2"/>|3.66 <text:s text:c="3"/>|0.30 |1.64 <text:s text:c="2"/>|1.52 <text:s text:c="2"/>|1.51|7.93 <text:s text:c="3"/>|4.00|0.00 <text:s/>|0.75|3.28 |04 <text:s text:c="3"/>|</text:p>
      <text:p text:style-name="P1">4 <text:s text:c="2"/>|3 <text:s text:c="6"/>|4 <text:s text:c="6"/>|give_ <text:s text:c="6"/>|give_ <text:s text:c="6"/>|0 <text:s/>|06 <text:s/>|05 <text:s text:c="2"/>|00 <text:s text:c="2"/>|3.66 <text:s text:c="2"/>|3.66 <text:s text:c="3"/>|0.30 |2.73 <text:s text:c="2"/>|2.53 <text:s text:c="2"/>|2.52|23.77 <text:s text:c="2"/>|2.00|0.00 <text:s/>|0.75|3.28 |10 <text:s text:c="3"/>|</text:p>
      <text:p text:style-name="P1">4 <text:s text:c="2"/>|3 <text:s text:c="6"/>|4 <text:s text:c="6"/>|me_ <text:s text:c="8"/>|me_ <text:s text:c="8"/>|0 <text:s/>|04 <text:s/>|04 <text:s text:c="2"/>|00 <text:s text:c="2"/>|3.66 <text:s text:c="2"/>|3.66 <text:s text:c="3"/>|0.30 |2.46 <text:s text:c="2"/>|2.27 <text:s text:c="2"/>|2.27|15.85 <text:s text:c="2"/>|2.67|0.00 <text:s/>|0.75|3.28 |08 <text:s text:c="3"/>|</text:p>
      <text:p text:style-name="P1">4 <text:s text:c="2"/>|3 <text:s text:c="6"/>|4 <text:s text:c="6"/>|support_ <text:s text:c="3"/>|support_ <text:s text:c="3"/>|0 <text:s/>|08 <text:s/>|08 <text:s text:c="2"/>|00 <text:s text:c="2"/>|3.66 <text:s text:c="2"/>|3.66 <text:s text:c="3"/>|0.30 |3.28 <text:s text:c="2"/>|3.03 <text:s text:c="2"/>|3.03|31.70 <text:s text:c="2"/>|2.00|0.00 <text:s/>|0.75|3.28 |16 <text:s text:c="3"/>|</text:p>
      <text:p text:style-name="P1">4 <text:s text:c="2"/>|3 <text:s text:c="6"/>|4 <text:s text:c="6"/>|i_ <text:s text:c="9"/>|i_ <text:s text:c="9"/>|0 <text:s/>|03 <text:s/>|03 <text:s text:c="2"/>|00 <text:s text:c="2"/>|3.66 <text:s text:c="2"/>|3.67 <text:s text:c="3"/>|0.30 |2.19 <text:s text:c="2"/>|2.02 <text:s text:c="2"/>|2.02|11.90 <text:s text:c="2"/>|3.00|0.00 <text:s/>|0.75|3.28 |06 <text:s text:c="3"/>|</text:p>
      <text:p text:style-name="P1">4 <text:s text:c="2"/>|3 <text:s text:c="6"/>|4 <text:s text:c="6"/>|am_ <text:s text:c="8"/>| <text:s text:c="11"/>|1 <text:s/>|06 <text:s/>|06 <text:s text:c="2"/>|00 <text:s text:c="2"/>|3.66 <text:s text:c="2"/>|3.66 <text:s text:c="3"/>|0.30 |0.00 <text:s text:c="2"/>|0.00 <text:s text:c="2"/>|0.00|23.76 <text:s text:c="2"/>|4.00|100.00|0.75|3.28 |12 <text:s text:c="3"/>|</text:p>
      <text:p text:style-name="P1">4 <text:s text:c="2"/>|3 <text:s text:c="6"/>|4 <text:s text:c="6"/>|falling_ <text:s text:c="3"/>|falling_ <text:s text:c="3"/>|0 <text:s/>|07 <text:s/>|05 <text:s text:c="2"/>|00 <text:s text:c="2"/>|3.66 <text:s text:c="2"/>|3.66 <text:s text:c="3"/>|0.30 |3.75 <text:s text:c="2"/>|3.47 <text:s text:c="2"/>|3.46|27.75 <text:s text:c="2"/>|1.25|0.00 <text:s/>|0.75|3.28 |10 <text:s text:c="3"/>|</text:p>
      <text:p text:style-name="P1">4 <text:s text:c="2"/>|3 <text:s text:c="6"/>|4 <text:s text:c="6"/>|down_ <text:s text:c="6"/>|down_ <text:s text:c="6"/>|0 <text:s/>|05 <text:s/>|04 <text:s text:c="2"/>|00 <text:s text:c="2"/>|3.66 <text:s text:c="2"/>|3.66 <text:s text:c="3"/>|0.30 |3.28 <text:s text:c="2"/>|3.03 <text:s text:c="2"/>|3.03|19.80 <text:s text:c="2"/>|1.60|0.00 <text:s/>|0.75|3.28 |08 <text:s text:c="3"/>|</text:p>
      <text:p text:style-name="P1">4 <text:s text:c="2"/>|3 <text:s text:c="6"/>|4 <text:s text:c="6"/>|. <text:s text:c="10"/>|. <text:s text:c="10"/>|0 <text:s/>|01 <text:s/>|01 <text:s text:c="2"/>|00 <text:s text:c="2"/>|3.66 <text:s text:c="2"/>|3.66 <text:s text:c="3"/>|0.30 |3.28 <text:s text:c="2"/>|3.03 <text:s text:c="2"/>|3.03|3.96 <text:s text:c="3"/>|2.00|0.00 <text:s/>|0.75|3.28 |02 <text:s text:c="3"/>|</text:p>
      <text:p text:style-name="P1">4 <text:s text:c="2"/>|3 <text:s text:c="6"/>|4 <text:s text:c="6"/>|help_ <text:s text:c="6"/>|help_ <text:s text:c="6"/>|0 <text:s/>|07 <text:s/>|05 <text:s text:c="2"/>|00 <text:s text:c="2"/>|3.95 <text:s text:c="2"/>|3.95 <text:s text:c="3"/>|0.30 |2.17 <text:s text:c="2"/>|2.02 <text:s text:c="2"/>|2.02|29.77 <text:s text:c="2"/>|2.00|0.00 <text:s/>|0.73|3.04 |10 <text:s text:c="3"/>|</text:p>
      <text:p text:style-name="P1">4 <text:s text:c="2"/>|3 <text:s text:c="6"/>|4 <text:s text:c="6"/>|me_ <text:s text:c="8"/>|me_ <text:s text:c="8"/>|0 <text:s/>|04 <text:s/>|04 <text:s text:c="2"/>|00 <text:s text:c="2"/>|3.95 <text:s text:c="2"/>|3.95 <text:s text:c="3"/>|0.30 |2.28 <text:s text:c="2"/>|2.12 <text:s text:c="2"/>|2.12|17.02 <text:s text:c="2"/>|2.67|0.00 <text:s/>|0.73|3.04 |08 <text:s text:c="3"/>|</text:p>
      <text:p text:style-name="P1">4 <text:s text:c="2"/>|3 <text:s text:c="6"/>|4 <text:s text:c="6"/>|. <text:s text:c="10"/>|. <text:s text:c="10"/>|0 <text:s/>|01 <text:s/>|01 <text:s text:c="2"/>|00 <text:s text:c="2"/>|3.95 <text:s text:c="2"/>|3.95 <text:s text:c="3"/>|0.30 |3.04 <text:s text:c="2"/>|2.82 <text:s text:c="2"/>|2.82|4.25 <text:s text:c="3"/>|2.00|0.00 <text:s/>|0.73|3.04 |02 <text:s text:c="3"/>|</text:p>
      <text:p text:style-name="P1">4 <text:s text:c="2"/>|3 <text:s text:c="6"/>|4 <text:s text:c="6"/>|sorry_ <text:s text:c="5"/>|sorry_ <text:s text:c="5"/>|0 <text:s/>|05 <text:s/>|05 <text:s text:c="2"/>|00 <text:s text:c="2"/>|3.95 <text:s text:c="2"/>|3.96 <text:s text:c="3"/>|0.30 |3.65 <text:s text:c="2"/>|3.39 <text:s text:c="2"/>|3.38|21.28 <text:s text:c="2"/>|1.67|0.00 <text:s/>|0.73|3.04 |10 <text:s text:c="3"/>|</text:p>
      <text:p text:style-name="P1">4 <text:s text:c="2"/>|3 <text:s text:c="6"/>|4 <text:s text:c="6"/>|for_ <text:s text:c="7"/>|for_ <text:s text:c="7"/>|0 <text:s/>|05 <text:s/>|04 <text:s text:c="2"/>|00 <text:s text:c="2"/>|3.95 <text:s text:c="2"/>|3.95 <text:s text:c="3"/>|0.30 |2.43 <text:s text:c="2"/>|2.26 <text:s text:c="2"/>|2.26|21.27 <text:s text:c="2"/>|2.00|0.00 <text:s/>|0.73|3.04 |08 <text:s text:c="3"/>|</text:p>
      <text:p text:style-name="P1">4 <text:s text:c="2"/>|3 <text:s text:c="6"/>|4 <text:s text:c="6"/>|not_ <text:s text:c="7"/>|not_ <text:s text:c="7"/>|0 <text:s/>|04 <text:s/>|04 <text:s text:c="2"/>|00 <text:s text:c="2"/>|3.95 <text:s text:c="2"/>|3.95 <text:s text:c="3"/>|0.30 |3.04 <text:s text:c="2"/>|2.82 <text:s text:c="2"/>|2.82|17.01 <text:s text:c="2"/>|2.00|0.00 <text:s/>|0.73|3.04 |08 <text:s text:c="3"/>|</text:p>
      <text:p text:style-name="P1">4 <text:s text:c="2"/>|3 <text:s text:c="6"/>|4 <text:s text:c="6"/>|being_ <text:s text:c="5"/>|being_ <text:s text:c="5"/>|0 <text:s/>|04 <text:s/>|04 <text:s text:c="2"/>|00 <text:s text:c="2"/>|3.95 <text:s text:c="2"/>|3.96 <text:s text:c="3"/>|0.30 |4.56 <text:s text:c="2"/>|4.24 <text:s text:c="2"/>|4.23|17.02 <text:s text:c="2"/>|1.33|0.00 <text:s/>|0.73|3.04 |08 <text:s text:c="3"/>|</text:p>
      <text:p text:style-name="P1">4 <text:s text:c="2"/>|3 <text:s text:c="6"/>|4 <text:s text:c="6"/>|able_ <text:s text:c="6"/>|able_ <text:s text:c="6"/>|0 <text:s/>|04 <text:s/>|03 <text:s text:c="2"/>|00 <text:s text:c="2"/>|3.95 <text:s text:c="2"/>|3.95 <text:s text:c="3"/>|0.30 |3.80 <text:s text:c="2"/>|3.53 <text:s text:c="2"/>|3.53|17.01 <text:s text:c="2"/>|1.20|0.00 <text:s/>|0.73|3.04 |06 <text:s text:c="3"/>|</text:p>
      <text:p text:style-name="P1">4 <text:s text:c="2"/>|3 <text:s text:c="6"/>|4 <text:s text:c="6"/>|to_ <text:s text:c="8"/>|to_ <text:s text:c="8"/>|0 <text:s/>|04 <text:s/>|04 <text:s text:c="2"/>|00 <text:s text:c="2"/>|3.95 <text:s text:c="2"/>|3.95 <text:s text:c="3"/>|0.30 |2.28 <text:s text:c="2"/>|2.12 <text:s text:c="2"/>|2.12|17.02 <text:s text:c="2"/>|2.67|0.00 <text:s/>|0.73|3.04 |08 <text:s text:c="3"/>|</text:p>
      <text:p text:style-name="P1">4 <text:s text:c="2"/>|3 <text:s text:c="6"/>|4 <text:s text:c="6"/>|feed_ <text:s text:c="6"/>|feed_ <text:s text:c="6"/>|0 <text:s/>|05 <text:s/>|05 <text:s text:c="2"/>|00 <text:s text:c="2"/>|3.95 <text:s text:c="2"/>|3.96 <text:s text:c="3"/>|0.30 |3.04 <text:s text:c="2"/>|2.82 <text:s text:c="2"/>|2.82|21.28 <text:s text:c="2"/>|2.00|0.00 <text:s/>|0.73|3.04 |10 <text:s text:c="3"/>|</text:p>
      <text:p text:style-name="P1">4 <text:s text:c="2"/>|3 <text:s text:c="6"/>|4 <text:s text:c="6"/>|you_ <text:s text:c="7"/>|you_ <text:s text:c="7"/>|0 <text:s/>|04 <text:s/>|04 <text:s text:c="2"/>|00 <text:s text:c="2"/>|3.95 <text:s text:c="2"/>|3.96 <text:s text:c="3"/>|0.30 |3.04 <text:s text:c="2"/>|2.82 <text:s text:c="2"/>|2.82|17.02 <text:s text:c="2"/>|2.00|0.00 <text:s/>|0.73|3.04 |08 <text:s text:c="3"/>|</text:p>
      <text:p text:style-name="P1">4 <text:s text:c="2"/>|3 <text:s text:c="6"/>|4 <text:s text:c="6"/>|or_ <text:s text:c="8"/>|or_ <text:s text:c="8"/>|0 <text:s/>|03 <text:s/>|03 <text:s text:c="2"/>|00 <text:s text:c="2"/>|3.95 <text:s text:c="2"/>|3.95 <text:s text:c="3"/>|0.30 |3.04 <text:s text:c="2"/>|2.82 <text:s text:c="2"/>|2.82|12.76 <text:s text:c="2"/>|2.00|0.00 <text:s/>|0.73|3.04 |06 <text:s text:c="3"/>|</text:p>
      <text:p text:style-name="P1">4 <text:s text:c="2"/>|3 <text:s text:c="6"/>|4 <text:s text:c="6"/>|take_ <text:s text:c="6"/>|take_ <text:s text:c="6"/>|0 <text:s/>|05 <text:s/>|05 <text:s text:c="2"/>|00 <text:s text:c="2"/>|3.95 <text:s text:c="2"/>|3.95 <text:s text:c="3"/>|0.30 |3.04 <text:s text:c="2"/>|2.82 <text:s text:c="2"/>|2.82|21.26 <text:s text:c="2"/>|2.00|0.00 <text:s/>|0.73|3.04 |10 <text:s text:c="3"/>|</text:p>
      <text:p text:style-name="P1">4 <text:s text:c="2"/>|3 <text:s text:c="6"/>|4 <text:s text:c="6"/>|you_ <text:s text:c="7"/>|you_ <text:s text:c="7"/>|0 <text:s/>|04 <text:s/>|04 <text:s text:c="2"/>|00 <text:s text:c="2"/>|3.95 <text:s text:c="2"/>|3.95 <text:s text:c="3"/>|0.30 |3.04 <text:s text:c="2"/>|2.82 <text:s text:c="2"/>|2.82|17.01 <text:s text:c="2"/>|2.00|0.00 <text:s/>|0.73|3.04 |08 <text:s text:c="3"/>|</text:p>
      <text:p text:style-name="P1">4 <text:s text:c="2"/>|3 <text:s text:c="6"/>|4 <text:s text:c="6"/>|for_ <text:s text:c="7"/>|for_ <text:s text:c="7"/>|0 <text:s/>|04 <text:s/>|04 <text:s text:c="2"/>|00 <text:s text:c="2"/>|3.95 <text:s text:c="2"/>|3.96 <text:s text:c="3"/>|0.30 |3.04 <text:s text:c="2"/>|2.82 <text:s text:c="2"/>|2.82|17.02 <text:s text:c="2"/>|2.00|0.00 <text:s/>|0.73|3.04 |08 <text:s text:c="3"/>|</text:p>
      <text:p text:style-name="P1">4 <text:s text:c="2"/>|3 <text:s text:c="6"/>|4 <text:s text:c="6"/>|walks_ <text:s text:c="5"/>|wales_ <text:s text:c="5"/>|1 <text:s/>|10 <text:s/>|09 <text:s text:c="2"/>|00 <text:s text:c="2"/>|3.95 <text:s text:c="2"/>|3.95 <text:s text:c="3"/>|0.30 |1.82 <text:s text:c="2"/>|1.69 <text:s text:c="2"/>|1.69|42.55 <text:s text:c="2"/>|2.83|16.67 |0.73|3.04 |17 <text:s text:c="3"/>|</text:p>
      <text:p text:style-name="P1">4 <text:s text:c="2"/>|3 <text:s text:c="6"/>|4 <text:s text:c="6"/>|. <text:s text:c="10"/>|. <text:s text:c="10"/>|0 <text:s/>|01 <text:s/>|01 <text:s text:c="2"/>|00 <text:s text:c="2"/>|3.95 <text:s text:c="2"/>|3.95 <text:s text:c="3"/>|0.30 |3.04 <text:s text:c="2"/>|2.82 <text:s text:c="2"/>|2.82|4.25 <text:s text:c="3"/>|2.00|0.00 <text:s/>|0.73|3.04 |02 <text:s text:c="3"/>|</text:p>
      <text:p text:style-name="P1">4 <text:s text:c="2"/>|3 <text:s text:c="6"/>|4 <text:s text:c="6"/>|i_ <text:s text:c="9"/>|i_ <text:s text:c="9"/>|0 <text:s/>|02 <text:s/>|02 <text:s text:c="2"/>|00 <text:s text:c="2"/>|3.95 <text:s text:c="2"/>|3.96 <text:s text:c="3"/>|0.30 |3.04 <text:s text:c="2"/>|2.82 <text:s text:c="2"/>|2.82|8.52 <text:s text:c="3"/>|2.00|0.00 <text:s/>|0.73|3.04 |04 <text:s text:c="3"/>|</text:p>
      <text:p text:style-name="P1">4 <text:s text:c="2"/>|3 <text:s text:c="6"/>|4 <text:s text:c="6"/>|am_ <text:s text:c="8"/>|am_ <text:s text:c="8"/>|0 <text:s/>|05 <text:s/>|05 <text:s text:c="2"/>|00 <text:s text:c="2"/>|3.95 <text:s text:c="2"/>|3.95 <text:s text:c="3"/>|0.30 |1.82 <text:s text:c="2"/>|1.69 <text:s text:c="2"/>|1.69|21.27 <text:s text:c="2"/>|3.33|0.00 <text:s/>|0.73|3.04 |10 <text:s text:c="3"/>|</text:p>
      <text:p text:style-name="P1">4 <text:s text:c="2"/>|3 <text:s text:c="6"/>|4 <text:s text:c="6"/>|hungry_ <text:s text:c="4"/>|hungry_ <text:s text:c="4"/>|0 <text:s/>|05 <text:s/>|05 <text:s text:c="2"/>|00 <text:s text:c="2"/>|3.95 <text:s text:c="2"/>|3.95 <text:s text:c="3"/>|0.30 |4.25 <text:s text:c="2"/>|3.95 <text:s text:c="2"/>|3.95|21.27 <text:s text:c="2"/>|1.43|0.00 <text:s/>|0.73|3.04 |10 <text:s text:c="3"/>|</text:p>
      <text:p text:style-name="P1">4 <text:s text:c="2"/>|3 <text:s text:c="6"/>|4 <text:s text:c="6"/>|. <text:s text:c="10"/>|. <text:s text:c="10"/>|0 <text:s/>|01 <text:s/>|01 <text:s text:c="2"/>|00 <text:s text:c="2"/>|3.95 <text:s text:c="2"/>|3.95 <text:s text:c="3"/>|0.30 |3.04 <text:s text:c="2"/>|2.82 <text:s text:c="2"/>|2.82|4.25 <text:s text:c="3"/>|2.00|0.00 <text:s/>|0.73|3.04 |02 <text:s text:c="3"/>|</text:p>
      <text:p text:style-name="P1">4 <text:s text:c="2"/>|3 <text:s text:c="6"/>|4 <text:s text:c="6"/>|i_ <text:s text:c="9"/>|i_ <text:s text:c="9"/>|0 <text:s/>|02 <text:s/>|02 <text:s text:c="2"/>|00 <text:s text:c="2"/>|3.95 <text:s text:c="2"/>|3.96 <text:s text:c="3"/>|0.30 |3.04 <text:s text:c="2"/>|2.82 <text:s text:c="2"/>|2.82|8.51 <text:s text:c="3"/>|2.00|0.00 <text:s/>|0.73|3.04 |04 <text:s text:c="3"/>|</text:p>
      <text:p text:style-name="P1">4 <text:s text:c="2"/>|3 <text:s text:c="6"/>|4 <text:s text:c="6"/>|want_ <text:s text:c="6"/>|want_ <text:s text:c="6"/>|0 <text:s/>|05 <text:s/>|05 <text:s text:c="2"/>|00 <text:s text:c="2"/>|3.95 <text:s text:c="2"/>|3.95 <text:s text:c="3"/>|0.30 |3.04 <text:s text:c="2"/>|2.82 <text:s text:c="2"/>|2.82|21.27 <text:s text:c="2"/>|2.00|0.00 <text:s/>|0.73|3.04 |10 <text:s text:c="3"/>|</text:p>
      <text:p text:style-name="P1">4 <text:s text:c="2"/>|3 <text:s text:c="6"/>|4 <text:s text:c="6"/>|some_ <text:s text:c="6"/>|some_ <text:s text:c="6"/>|0 <text:s/>|06 <text:s/>|05 <text:s text:c="2"/>|00 <text:s text:c="2"/>|3.95 <text:s text:c="2"/>|3.96 <text:s text:c="3"/>|0.30 |2.53 <text:s text:c="2"/>|2.35 <text:s text:c="2"/>|2.35|25.53 <text:s text:c="2"/>|2.00|0.00 <text:s/>|0.73|3.04 |10 <text:s text:c="3"/>|</text:p>
      <text:p text:style-name="P1">4 <text:s text:c="2"/>|5 <text:s text:c="6"/>|1 <text:s text:c="6"/>|could_ <text:s text:c="5"/>|could_ <text:s text:c="5"/>|0 <text:s/>|05 <text:s/>|04 <text:s text:c="2"/>|00 <text:s text:c="2"/>|5.12 <text:s text:c="2"/>|5.12 <text:s text:c="3"/>|1.25 |2.81 <text:s text:c="2"/>|2.26 <text:s text:c="2"/>|2.26|31.87 <text:s text:c="2"/>|1.33|0.00 <text:s/>|0.65|2.34 |08 <text:s text:c="3"/>|</text:p>
      <text:p text:style-name="P1">4 <text:s text:c="2"/>|5 <text:s text:c="6"/>|1 <text:s text:c="6"/>|you_ <text:s text:c="7"/>|you_ <text:s text:c="7"/>|0 <text:s/>|04 <text:s/>|04 <text:s text:c="2"/>|00 <text:s text:c="2"/>|5.12 <text:s text:c="2"/>|5.12 <text:s text:c="3"/>|1.25 |2.34 <text:s text:c="2"/>|1.88 <text:s text:c="2"/>|1.88|25.49 <text:s text:c="2"/>|2.00|0.00 <text:s/>|0.65|2.34 |08 <text:s text:c="3"/>|</text:p>
      <text:p text:style-name="P1">4 <text:s text:c="2"/>|5 <text:s text:c="6"/>|1 <text:s text:c="6"/>|grab_ <text:s text:c="6"/>| <text:s text:c="11"/>|1 <text:s/>|16 <text:s/>|10 <text:s text:c="2"/>|00 <text:s text:c="2"/>|5.12 <text:s text:c="2"/>|5.12 <text:s text:c="3"/>|1.25 |0.00 <text:s text:c="2"/>|0.00 <text:s text:c="2"/>|0.00|101.95 <text:s/>|4.00|100.00|0.65|2.34 |20 <text:s text:c="3"/>|</text:p>
      <text:p text:style-name="P1">4 <text:s text:c="2"/>|5 <text:s text:c="6"/>|1 <text:s text:c="6"/>|me_ <text:s text:c="8"/>|me_ <text:s text:c="8"/>|0 <text:s/>|04 <text:s/>|03 <text:s text:c="2"/>|00 <text:s text:c="2"/>|5.12 <text:s text:c="2"/>|5.12 <text:s text:c="3"/>|1.25 |1.76 <text:s text:c="2"/>|1.41 <text:s text:c="2"/>|1.41|25.49 <text:s text:c="2"/>|2.00|0.00 <text:s/>|0.65|2.34 |06 <text:s text:c="3"/>|</text:p>
      <text:p text:style-name="P1">4 <text:s text:c="2"/>|5 <text:s text:c="6"/>|1 <text:s text:c="6"/>|a_ <text:s text:c="9"/>|a_ <text:s text:c="9"/>|0 <text:s/>|02 <text:s/>|02 <text:s text:c="2"/>|00 <text:s text:c="2"/>|5.12 <text:s text:c="2"/>|5.12 <text:s text:c="3"/>|1.25 |2.34 <text:s text:c="2"/>|1.88 <text:s text:c="2"/>|1.88|12.75 <text:s text:c="2"/>|2.00|0.00 <text:s/>|0.65|2.34 |04 <text:s text:c="3"/>|</text:p>
      <text:p text:style-name="P1">4 <text:s text:c="2"/>|5 <text:s text:c="6"/>|1 <text:s text:c="6"/>|drink_ <text:s text:c="5"/>|drink_ <text:s text:c="5"/>|0 <text:s/>|06 <text:s/>|06 <text:s text:c="2"/>|00 <text:s text:c="2"/>|5.12 <text:s text:c="2"/>|5.13 <text:s text:c="3"/>|1.25 |2.34 <text:s text:c="2"/>|1.88 <text:s text:c="2"/>|1.88|38.25 <text:s text:c="2"/>|1.83|0.00 <text:s/>|0.65|2.34 |11 <text:s text:c="3"/>|</text:p>
      <text:p text:style-name="P1">4 <text:s text:c="2"/>|5 <text:s text:c="6"/>|1 <text:s text:c="6"/>|please_ <text:s text:c="4"/>|please_ <text:s text:c="4"/>|0 <text:s/>|08 <text:s/>|07 <text:s text:c="2"/>|00 <text:s text:c="2"/>|5.12 <text:s text:c="2"/>|5.12 <text:s text:c="3"/>|1.25 |2.05 <text:s text:c="2"/>|1.65 <text:s text:c="2"/>|1.65|50.99 <text:s text:c="2"/>|2.00|0.00 <text:s/>|0.65|2.34 |14 <text:s text:c="3"/>|</text:p>
      <text:p text:style-name="P1">4 <text:s text:c="2"/>|5 <text:s text:c="6"/>|1 <text:s text:c="6"/>|. <text:s text:c="10"/>|. <text:s text:c="10"/>|0 <text:s/>|01 <text:s/>|01 <text:s text:c="2"/>|00 <text:s text:c="2"/>|5.12 <text:s text:c="2"/>|5.12 <text:s text:c="3"/>|1.25 |2.34 <text:s text:c="2"/>|1.88 <text:s text:c="2"/>|1.88|6.37 <text:s text:c="3"/>|2.00|0.00 <text:s/>|0.65|2.34 |02 <text:s text:c="3"/>|</text:p>
      <text:p text:style-name="P1">4 <text:s text:c="2"/>|5 <text:s text:c="6"/>|1 <text:s text:c="6"/>|can_ <text:s text:c="7"/>|can_ <text:s text:c="7"/>|0 <text:s/>|04 <text:s/>|04 <text:s text:c="2"/>|00 <text:s text:c="2"/>|5.12 <text:s text:c="2"/>|5.12 <text:s text:c="3"/>|1.25 |2.34 <text:s text:c="2"/>|1.88 <text:s text:c="2"/>|1.88|25.49 <text:s text:c="2"/>|2.00|0.00 <text:s/>|0.65|2.34 |08 <text:s text:c="3"/>|</text:p>
      <text:p text:style-name="P1">4 <text:s text:c="2"/>|5 <text:s text:c="6"/>|1 <text:s text:c="6"/>|you_ <text:s text:c="7"/>|you_ <text:s text:c="7"/>|0 <text:s/>|04 <text:s/>|04 <text:s text:c="2"/>|00 <text:s text:c="2"/>|5.12 <text:s text:c="2"/>|5.12 <text:s text:c="3"/>|1.25 |2.34 <text:s text:c="2"/>|1.88 <text:s text:c="2"/>|1.88|25.50 <text:s text:c="2"/>|2.00|0.00 <text:s/>|0.65|2.34 |08 <text:s text:c="3"/>|</text:p>
      <text:p text:style-name="P1">4 <text:s text:c="2"/>|5 <text:s text:c="6"/>|1 <text:s text:c="6"/>|make_ <text:s text:c="6"/>|make_ <text:s text:c="6"/>|0 <text:s/>|06 <text:s/>|05 <text:s text:c="2"/>|00 <text:s text:c="2"/>|5.12 <text:s text:c="2"/>|5.12 <text:s text:c="3"/>|1.25 |1.95 <text:s text:c="2"/>|1.57 <text:s text:c="2"/>|1.57|38.23 <text:s text:c="2"/>|2.00|0.00 <text:s/>|0.65|2.34 |10 <text:s text:c="3"/>|</text:p>
      <text:p text:style-name="P1">4 <text:s text:c="2"/>|5 <text:s text:c="6"/>|1 <text:s text:c="6"/>|sure_ <text:s text:c="6"/>|surefire_ <text:s text:c="2"/>|1 <text:s/>|11 <text:s/>|08 <text:s text:c="2"/>|00 <text:s text:c="2"/>|5.12 <text:s text:c="2"/>|5.12 <text:s text:c="3"/>|1.25 |1.92 <text:s text:c="2"/>|1.54 <text:s text:c="2"/>|1.54|70.10 <text:s text:c="2"/>|1.78|80.00 |0.65|2.34 |16 <text:s text:c="3"/>|</text:p>
      <text:p text:style-name="P1">4 <text:s text:c="2"/>|5 <text:s text:c="6"/>|1 <text:s text:c="6"/>|you_ <text:s text:c="7"/>|you_ <text:s text:c="7"/>|0 <text:s/>|05 <text:s/>|04 <text:s text:c="2"/>|00 <text:s text:c="2"/>|5.12 <text:s text:c="2"/>|5.12 <text:s text:c="3"/>|1.25 |1.88 <text:s text:c="2"/>|1.51 <text:s text:c="2"/>|1.51|31.86 <text:s text:c="2"/>|2.00|0.00 <text:s/>|0.65|2.34 |08 <text:s text:c="3"/>|</text:p>
      <text:p text:style-name="P1">4 <text:s text:c="2"/>|5 <text:s text:c="6"/>|1 <text:s text:c="6"/>|clean_ <text:s text:c="5"/>|clean_ <text:s text:c="5"/>|0 <text:s/>|08 <text:s/>|06 <text:s text:c="2"/>|00 <text:s text:c="2"/>|5.12 <text:s text:c="2"/>|5.12 <text:s text:c="3"/>|1.25 |1.76 <text:s text:c="2"/>|1.41 <text:s text:c="2"/>|1.41|50.98 <text:s text:c="2"/>|1.83|0.00 <text:s/>|0.65|2.34 |11 <text:s text:c="3"/>|</text:p>
      <text:p text:style-name="P1">4 <text:s text:c="2"/>|5 <text:s text:c="6"/>|1 <text:s text:c="6"/>|the_ <text:s text:c="7"/>|the_ <text:s text:c="7"/>|0 <text:s/>|04 <text:s/>|04 <text:s text:c="2"/>|00 <text:s text:c="2"/>|5.12 <text:s text:c="2"/>|5.12 <text:s text:c="3"/>|1.25 |2.34 <text:s text:c="2"/>|1.88 <text:s text:c="2"/>|1.88|25.50 <text:s text:c="2"/>|2.00|0.00 <text:s/>|0.65|2.34 |08 <text:s text:c="3"/>|</text:p>
      <text:p text:style-name="P1">4 <text:s text:c="2"/>|5 <text:s text:c="6"/>|1 <text:s text:c="6"/>|apartment_ <text:s/>|apartment_ <text:s/>|0 <text:s/>|10 <text:s/>|10 <text:s text:c="2"/>|00 <text:s text:c="2"/>|5.12 <text:s text:c="2"/>|5.12 <text:s text:c="3"/>|1.25 |2.34 <text:s text:c="2"/>|1.88 <text:s text:c="2"/>|1.88|63.74 <text:s text:c="2"/>|2.00|0.00 <text:s/>|0.65|2.34 |20 <text:s text:c="3"/>|</text:p>
      <text:p text:style-name="P1">4 <text:s text:c="2"/>|5 <text:s text:c="6"/>|1 <text:s text:c="6"/>|before_ <text:s text:c="4"/>|before_ <text:s text:c="4"/>|0 <text:s/>|05 <text:s/>|05 <text:s text:c="2"/>|00 <text:s text:c="2"/>|5.12 <text:s text:c="2"/>|5.12 <text:s text:c="3"/>|1.25 |3.28 <text:s text:c="2"/>|2.64 <text:s text:c="2"/>|2.64|31.87 <text:s text:c="2"/>|1.43|0.00 <text:s/>|0.65|2.34 |10 <text:s text:c="3"/>|</text:p>
      <text:p text:style-name="P1">4 <text:s text:c="2"/>|5 <text:s text:c="6"/>|1 <text:s text:c="6"/>|you_ <text:s text:c="7"/>|you_ <text:s text:c="7"/>|0 <text:s/>|04 <text:s/>|04 <text:s text:c="2"/>|00 <text:s text:c="2"/>|5.12 <text:s text:c="2"/>|5.13 <text:s text:c="3"/>|1.25 |2.34 <text:s text:c="2"/>|1.88 <text:s text:c="2"/>|1.88|25.51 <text:s text:c="2"/>|2.00|0.00 <text:s/>|0.65|2.34 |08 <text:s text:c="3"/>|</text:p>
      <text:p text:style-name="P1">4 <text:s text:c="2"/>|5 <text:s text:c="6"/>|1 <text:s text:c="6"/>|leave_ <text:s text:c="5"/>|leave_ <text:s text:c="5"/>|0 <text:s/>|07 <text:s/>|06 <text:s text:c="2"/>|00 <text:s text:c="2"/>|5.12 <text:s text:c="2"/>|5.12 <text:s text:c="3"/>|1.25 |2.01 <text:s text:c="2"/>|1.61 <text:s text:c="2"/>|1.61|44.62 <text:s text:c="2"/>|2.00|0.00 <text:s/>|0.65|2.34 |12 <text:s text:c="3"/>|</text:p>
      <text:p text:style-name="P1">4 <text:s text:c="2"/>|5 <text:s text:c="6"/>|1 <text:s text:c="6"/>|. <text:s text:c="10"/>|. <text:s text:c="10"/>|0 <text:s/>|01 <text:s/>|01 <text:s text:c="2"/>|00 <text:s text:c="2"/>|5.12 <text:s text:c="2"/>|5.13 <text:s text:c="3"/>|1.25 |2.34 <text:s text:c="2"/>|1.88 <text:s text:c="2"/>|1.88|6.38 <text:s text:c="3"/>|2.00|0.00 <text:s/>|0.65|2.34 |02 <text:s text:c="3"/>|</text:p>
      <text:p text:style-name="P1">4 <text:s text:c="2"/>|5 <text:s text:c="6"/>|2 <text:s text:c="6"/>|how_ <text:s text:c="7"/>|how_ <text:s text:c="7"/>|0 <text:s/>|04 <text:s/>|04 <text:s text:c="2"/>|00 <text:s text:c="2"/>|5.12 <text:s text:c="2"/>|5.12 <text:s text:c="3"/>|1.95 |2.34 <text:s text:c="2"/>|1.70 <text:s text:c="2"/>|1.70|28.30 <text:s text:c="2"/>|1.50|0.00 <text:s/>|0.65|2.34 |06 <text:s text:c="3"/>|</text:p>
      <text:p text:style-name="P1">4 <text:s text:c="2"/>|5 <text:s text:c="6"/>|2 <text:s text:c="6"/>|is_ <text:s text:c="8"/>|is_ <text:s text:c="8"/>|0 <text:s/>|02 <text:s/>|02 <text:s text:c="2"/>|00 <text:s text:c="2"/>|5.12 <text:s text:c="2"/>|5.12 <text:s text:c="3"/>|1.95 |3.52 <text:s text:c="2"/>|2.55 <text:s text:c="2"/>|2.55|14.14 <text:s text:c="2"/>|1.33|0.00 <text:s/>|0.65|2.34 |04 <text:s text:c="3"/>|</text:p>
      <text:p text:style-name="P1">4 <text:s text:c="2"/>|5 <text:s text:c="6"/>|2 <text:s text:c="6"/>|your_ <text:s text:c="6"/>|your_ <text:s text:c="6"/>|0 <text:s/>|06 <text:s/>|05 <text:s text:c="2"/>|00 <text:s text:c="2"/>|5.12 <text:s text:c="2"/>|5.12 <text:s text:c="3"/>|1.95 |1.95 <text:s text:c="2"/>|1.41 <text:s text:c="2"/>|1.41|42.44 <text:s text:c="2"/>|2.00|0.00 <text:s/>|0.65|2.34 |10 <text:s text:c="3"/>|</text:p>
      <text:p text:style-name="P1">4 <text:s text:c="2"/>|5 <text:s text:c="6"/>|2 <text:s text:c="6"/>|leg_ <text:s text:c="7"/>|leg_ <text:s text:c="7"/>|0 <text:s/>|05 <text:s/>|04 <text:s text:c="2"/>|00 <text:s text:c="2"/>|5.12 <text:s text:c="2"/>|5.12 <text:s text:c="3"/>|1.95 |1.88 <text:s text:c="2"/>|1.36 <text:s text:c="2"/>|1.36|35.36 <text:s text:c="2"/>|1.75|0.00 <text:s/>|0.65|2.34 |07 <text:s text:c="3"/>|</text:p>
      <text:p text:style-name="P1">4 <text:s text:c="2"/>|5 <text:s text:c="6"/>|2 <text:s text:c="6"/>|now_ <text:s text:c="7"/>|now_ <text:s text:c="7"/>|0 <text:s/>|03 <text:s/>|03 <text:s text:c="2"/>|00 <text:s text:c="2"/>|5.12 <text:s text:c="2"/>|5.12 <text:s text:c="3"/>|1.95 |3.13 <text:s text:c="2"/>|2.26 <text:s text:c="2"/>|2.26|21.22 <text:s text:c="2"/>|1.50|0.00 <text:s/>|0.65|2.34 |06 <text:s text:c="3"/>|</text:p>
      <text:p text:style-name="P1">4 <text:s text:c="2"/>|5 <text:s text:c="6"/>|2 <text:s text:c="6"/>|. <text:s text:c="10"/>|. <text:s text:c="10"/>|0 <text:s/>|01 <text:s/>|01 <text:s text:c="2"/>|00 <text:s text:c="2"/>|5.12 <text:s text:c="2"/>|5.13 <text:s text:c="3"/>|1.95 |2.34 <text:s text:c="2"/>|1.70 <text:s text:c="2"/>|1.70|7.08 <text:s text:c="3"/>|2.00|0.00 <text:s/>|0.65|2.34 |02 <text:s text:c="3"/>|</text:p>
      <text:p text:style-name="P1">4 <text:s text:c="2"/>|5 <text:s text:c="6"/>|2 <text:s text:c="6"/>|he_ <text:s text:c="8"/>|he_ <text:s text:c="8"/>|0 <text:s/>|03 <text:s/>|03 <text:s text:c="2"/>|00 <text:s text:c="2"/>|5.12 <text:s text:c="2"/>|5.12 <text:s text:c="3"/>|1.95 |2.34 <text:s text:c="2"/>|1.70 <text:s text:c="2"/>|1.70|21.22 <text:s text:c="2"/>|1.33|0.00 <text:s/>|0.65|2.34 |04 <text:s text:c="3"/>|</text:p>
      <text:p text:style-name="P1">4 <text:s text:c="2"/>|5 <text:s text:c="6"/>|2 <text:s text:c="6"/>|goes_ <text:s text:c="6"/>|goes_ <text:s text:c="6"/>|0 <text:s/>|03 <text:s/>|03 <text:s text:c="2"/>|00 <text:s text:c="2"/>|5.12 <text:s text:c="2"/>|5.12 <text:s text:c="3"/>|1.95 |3.91 <text:s text:c="2"/>|2.83 <text:s text:c="2"/>|2.83|21.22 <text:s text:c="2"/>|1.20|0.00 <text:s/>|0.65|2.34 |06 <text:s text:c="3"/>|</text:p>
      <text:p text:style-name="P1">4 <text:s text:c="2"/>|5 <text:s text:c="6"/>|2 <text:s text:c="6"/>|to_ <text:s text:c="8"/>|to_ <text:s text:c="8"/>|0 <text:s/>|03 <text:s/>|03 <text:s text:c="2"/>|00 <text:s text:c="2"/>|5.12 <text:s text:c="2"/>|5.12 <text:s text:c="3"/>|1.95 |2.34 <text:s text:c="2"/>|1.70 <text:s text:c="2"/>|1.70|21.22 <text:s text:c="2"/>|1.67|0.00 <text:s/>|0.65|2.34 |05 <text:s text:c="3"/>|</text:p>
      <text:p text:style-name="P1">4 <text:s text:c="2"/>|5 <text:s text:c="6"/>|2 <text:s text:c="6"/>|sleep_ <text:s text:c="5"/>|sleep_ <text:s text:c="5"/>|0 <text:s/>|06 <text:s/>|06 <text:s text:c="2"/>|00 <text:s text:c="2"/>|5.12 <text:s text:c="2"/>|5.12 <text:s text:c="3"/>|1.95 |2.34 <text:s text:c="2"/>|1.70 <text:s text:c="2"/>|1.70|42.45 <text:s text:c="2"/>|1.83|0.00 <text:s/>|0.65|2.34 |11 <text:s text:c="3"/>|</text:p>
      <text:p text:style-name="P1">4 <text:s text:c="2"/>|5 <text:s text:c="6"/>|2 <text:s text:c="6"/>|ahead_ <text:s text:c="5"/>|rhode_ <text:s text:c="5"/>|1 <text:s/>|15 <text:s/>|08 <text:s text:c="2"/>|00 <text:s text:c="2"/>|5.12 <text:s text:c="2"/>|5.12 <text:s text:c="3"/>|1.95 |0.94 <text:s text:c="2"/>|0.68 <text:s text:c="2"/>|0.68|106.07 <text:s/>|2.17|66.67 |0.65|2.34 |13 <text:s text:c="3"/>|</text:p>
      <text:p text:style-name="P1">4 <text:s text:c="2"/>|5 <text:s text:c="6"/>|2 <text:s text:c="6"/>|of_ <text:s text:c="8"/>|of_ <text:s text:c="8"/>|0 <text:s/>|03 <text:s/>|03 <text:s text:c="2"/>|00 <text:s text:c="2"/>|5.12 <text:s text:c="2"/>|5.12 <text:s text:c="3"/>|1.95 |2.34 <text:s text:c="2"/>|1.70 <text:s text:c="2"/>|1.70|21.22 <text:s text:c="2"/>|1.67|0.00 <text:s/>|0.65|2.34 |05 <text:s text:c="3"/>|</text:p>
      <text:p text:style-name="P1">4 <text:s text:c="2"/>|5 <text:s text:c="6"/>|2 <text:s text:c="6"/>|me_ <text:s text:c="8"/>|me_ <text:s text:c="8"/>|0 <text:s/>|03 <text:s/>|03 <text:s text:c="2"/>|00 <text:s text:c="2"/>|5.12 <text:s text:c="2"/>|5.13 <text:s text:c="3"/>|1.95 |2.34 <text:s text:c="2"/>|1.70 <text:s text:c="2"/>|1.70|21.23 <text:s text:c="2"/>|2.33|0.00 <text:s/>|0.65|2.34 |07 <text:s text:c="3"/>|</text:p>
      <text:p text:style-name="P1">4 <text:s text:c="2"/>|5 <text:s text:c="6"/>|2 <text:s text:c="6"/>|. <text:s text:c="10"/>|. <text:s text:c="10"/>|0 <text:s/>|01 <text:s/>|01 <text:s text:c="2"/>|00 <text:s text:c="2"/>|5.12 <text:s text:c="2"/>|5.12 <text:s text:c="3"/>|1.95 |2.34 <text:s text:c="2"/>|1.70 <text:s text:c="2"/>|1.70|7.07 <text:s text:c="3"/>|2.00|0.00 <text:s/>|0.65|2.34 |02 <text:s text:c="3"/>|</text:p>
      <text:p text:style-name="P1">4 <text:s text:c="2"/>|5 <text:s text:c="6"/>|2 <text:s text:c="6"/>|nice_ <text:s text:c="6"/>|nice_ <text:s text:c="6"/>|0 <text:s/>|10 <text:s/>|06 <text:s text:c="2"/>|00 <text:s text:c="2"/>|5.12 <text:s text:c="2"/>|5.12 <text:s text:c="3"/>|1.95 |1.17 <text:s text:c="2"/>|0.85 <text:s text:c="2"/>|0.85|70.72 <text:s text:c="2"/>|1.80|0.00 <text:s/>|0.65|2.34 |09 <text:s text:c="3"/>|</text:p>
      <text:p text:style-name="P1">4 <text:s text:c="2"/>|5 <text:s text:c="6"/>|2 <text:s text:c="6"/>|to_ <text:s text:c="8"/>|to_ <text:s text:c="8"/>|0 <text:s/>|03 <text:s/>|03 <text:s text:c="2"/>|00 <text:s text:c="2"/>|5.12 <text:s text:c="2"/>|5.12 <text:s text:c="3"/>|1.95 |2.34 <text:s text:c="2"/>|1.70 <text:s text:c="2"/>|1.70|21.21 <text:s text:c="2"/>|2.00|0.00 <text:s/>|0.65|2.34 |06 <text:s text:c="3"/>|</text:p>
      <text:p text:style-name="P1">4 <text:s text:c="2"/>|5 <text:s text:c="6"/>|2 <text:s text:c="6"/>|meet_ <text:s text:c="6"/>|meet_ <text:s text:c="6"/>|0 <text:s/>|05 <text:s/>|05 <text:s text:c="2"/>|00 <text:s text:c="2"/>|5.12 <text:s text:c="2"/>|5.12 <text:s text:c="3"/>|1.95 |2.34 <text:s text:c="2"/>|1.70 <text:s text:c="2"/>|1.70|35.37 <text:s text:c="2"/>|1.80|0.00 <text:s/>|0.65|2.34 |09 <text:s text:c="3"/>|</text:p>
      <text:p text:style-name="P1">4 <text:s text:c="2"/>|5 <text:s text:c="6"/>|2 <text:s text:c="6"/>|you_ <text:s text:c="7"/>|you_ <text:s text:c="7"/>|0 <text:s/>|07 <text:s/>|05 <text:s text:c="2"/>|00 <text:s text:c="2"/>|5.12 <text:s text:c="2"/>|5.12 <text:s text:c="3"/>|1.95 |1.34 <text:s text:c="2"/>|0.97 <text:s text:c="2"/>|0.97|49.50 <text:s text:c="2"/>|1.75|0.00 <text:s/>|0.65|2.34 |07 <text:s text:c="3"/>|</text:p>
      <text:p text:style-name="P1">4 <text:s text:c="2"/>|5 <text:s text:c="6"/>|2 <text:s text:c="6"/>|. <text:s text:c="10"/>|. <text:s text:c="10"/>|0 <text:s/>|01 <text:s/>|01 <text:s text:c="2"/>|00 <text:s text:c="2"/>|5.12 <text:s text:c="2"/>|5.12 <text:s text:c="3"/>|1.95 |2.34 <text:s text:c="2"/>|1.70 <text:s text:c="2"/>|1.70|7.07 <text:s text:c="3"/>|2.00|0.00 <text:s/>|0.65|2.34 |02 <text:s text:c="3"/>|</text:p>
      <text:p text:style-name="P1">4 <text:s text:c="2"/>|5 <text:s text:c="6"/>|2 <text:s text:c="6"/>|that_ <text:s text:c="6"/>|that_ <text:s text:c="6"/>|0 <text:s/>|04 <text:s/>|04 <text:s text:c="2"/>|00 <text:s text:c="2"/>|5.12 <text:s text:c="2"/>|5.12 <text:s text:c="3"/>|1.95 |2.93 <text:s text:c="2"/>|2.12 <text:s text:c="2"/>|2.12|28.29 <text:s text:c="2"/>|1.40|0.00 <text:s/>|0.65|2.34 |07 <text:s text:c="3"/>|</text:p>
      <text:p text:style-name="P1">4 <text:s text:c="2"/>|5 <text:s text:c="6"/>|2 <text:s text:c="6"/>|sounds_ <text:s text:c="4"/>|sounds_ <text:s text:c="4"/>|0 <text:s/>|07 <text:s/>|07 <text:s text:c="2"/>|00 <text:s text:c="2"/>|5.12 <text:s text:c="2"/>|5.12 <text:s text:c="3"/>|1.95 |2.34 <text:s text:c="2"/>|1.70 <text:s text:c="2"/>|1.70|49.51 <text:s text:c="2"/>|1.86|0.00 <text:s/>|0.65|2.34 |13 <text:s text:c="3"/>|</text:p>
      <text:p text:style-name="P1">4 <text:s text:c="2"/>|5 <text:s text:c="6"/>|2 <text:s text:c="6"/>|good_ <text:s text:c="6"/>|good_ <text:s text:c="6"/>|0 <text:s/>|05 <text:s/>|05 <text:s text:c="2"/>|00 <text:s text:c="2"/>|5.12 <text:s text:c="2"/>|5.12 <text:s text:c="3"/>|1.95 |2.34 <text:s text:c="2"/>|1.70 <text:s text:c="2"/>|1.70|35.37 <text:s text:c="2"/>|2.00|0.00 <text:s/>|0.65|2.34 |10 <text:s text:c="3"/>|</text:p>
      <text:p text:style-name="P1">4 <text:s text:c="2"/>|5 <text:s text:c="6"/>|2 <text:s text:c="6"/>|. <text:s text:c="10"/>|. <text:s text:c="10"/>|0 <text:s/>|01 <text:s/>|01 <text:s text:c="2"/>|00 <text:s text:c="2"/>|5.12 <text:s text:c="2"/>|5.13 <text:s text:c="3"/>|1.95 |2.34 <text:s text:c="2"/>|1.70 <text:s text:c="2"/>|1.70|7.08 <text:s text:c="3"/>|2.00|0.00 <text:s/>|0.65|2.34 |02 <text:s text:c="3"/>|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MMono10" svg:font-family="LMMono10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08T21:49:57</meta:creation-date>
    <dc:date>2013-07-20T12:18:55</dc:date>
    <meta:editing-duration>PT11H39M23S</meta:editing-duration>
    <meta:editing-cycles>36</meta:editing-cycles>
    <meta:generator>OpenOffice.org/3.2$Unix OpenOffice.org_project/320m12$Build-9483</meta:generator>
    <meta:document-statistic meta:table-count="0" meta:image-count="0" meta:object-count="0" meta:page-count="3" meta:paragraph-count="252" meta:word-count="4633" meta:character-count="37454"/>
  </office:meta>
</office:document-meta>
</file>